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9d807" officeooo:paragraph-rsid="0009d807"/>
    </style:style>
    <style:style style:name="P2" style:family="paragraph" style:parent-style-name="Standard">
      <style:text-properties officeooo:rsid="000b5df2" officeooo:paragraph-rsid="000b5df2"/>
    </style:style>
    <style:style style:name="P3" style:family="paragraph" style:parent-style-name="Standard">
      <style:text-properties officeooo:rsid="0061f6a4" officeooo:paragraph-rsid="0061f6a4"/>
    </style:style>
    <style:style style:name="P4" style:family="paragraph" style:parent-style-name="Standard">
      <style:text-properties officeooo:rsid="0061f6a4" officeooo:paragraph-rsid="006801ec"/>
    </style:style>
    <style:style style:name="P5" style:family="paragraph" style:parent-style-name="Standard">
      <style:text-properties officeooo:rsid="00663f3e" officeooo:paragraph-rsid="00663f3e"/>
    </style:style>
    <style:style style:name="P6" style:family="paragraph" style:parent-style-name="Standard">
      <style:text-properties officeooo:rsid="00668574" officeooo:paragraph-rsid="00668574"/>
    </style:style>
    <style:style style:name="P7" style:family="paragraph" style:parent-style-name="Standard">
      <style:text-properties officeooo:rsid="0068aa4e" officeooo:paragraph-rsid="0068aa4e"/>
    </style:style>
    <style:style style:name="P8" style:family="paragraph" style:parent-style-name="Standard">
      <style:text-properties officeooo:rsid="00698fb6" officeooo:paragraph-rsid="006bfb2c"/>
    </style:style>
    <style:style style:name="P9" style:family="paragraph" style:parent-style-name="Standard">
      <style:text-properties fo:font-weight="bold" officeooo:rsid="006a0327" officeooo:paragraph-rsid="006a0327" style:font-weight-asian="bold" style:font-weight-complex="bold"/>
    </style:style>
    <style:style style:name="P10" style:family="paragraph" style:parent-style-name="Standard">
      <style:text-properties officeooo:rsid="006bfb2c" officeooo:paragraph-rsid="006bfb2c"/>
    </style:style>
    <style:style style:name="P11" style:family="paragraph" style:parent-style-name="Standard">
      <style:text-properties officeooo:rsid="006ee172" officeooo:paragraph-rsid="006ee172"/>
    </style:style>
    <style:style style:name="P12" style:family="paragraph" style:parent-style-name="Standard">
      <style:text-properties officeooo:rsid="00731985" officeooo:paragraph-rsid="007ab6ed"/>
    </style:style>
    <style:style style:name="P13" style:family="paragraph" style:parent-style-name="Standard">
      <style:text-properties officeooo:rsid="0088022a" officeooo:paragraph-rsid="0088022a"/>
    </style:style>
    <style:style style:name="P14" style:family="paragraph" style:parent-style-name="Standard">
      <style:text-properties officeooo:rsid="008d7b0f" officeooo:paragraph-rsid="008d7b0f"/>
    </style:style>
    <style:style style:name="P15" style:family="paragraph" style:parent-style-name="Standard">
      <style:text-properties officeooo:rsid="0091fbcc" officeooo:paragraph-rsid="0091fbcc"/>
    </style:style>
    <style:style style:name="P16" style:family="paragraph" style:parent-style-name="Standard">
      <style:text-properties officeooo:rsid="009bd25d" officeooo:paragraph-rsid="009bd25d"/>
    </style:style>
    <style:style style:name="P17" style:family="paragraph" style:parent-style-name="Standard">
      <style:text-properties officeooo:rsid="00a3067b" officeooo:paragraph-rsid="00a3067b"/>
    </style:style>
    <style:style style:name="P18" style:family="paragraph" style:parent-style-name="Standard">
      <style:text-properties officeooo:rsid="00a58b4d" officeooo:paragraph-rsid="00a58b4d"/>
    </style:style>
    <style:style style:name="P19" style:family="paragraph" style:parent-style-name="Standard">
      <style:text-properties officeooo:rsid="00a9aefe" officeooo:paragraph-rsid="00a9aefe"/>
    </style:style>
    <style:style style:name="P20" style:family="paragraph" style:parent-style-name="Standard">
      <style:text-properties officeooo:rsid="00b3b902" officeooo:paragraph-rsid="00b3b902"/>
    </style:style>
    <style:style style:name="P21" style:family="paragraph" style:parent-style-name="Standard">
      <style:text-properties officeooo:rsid="00b46918" officeooo:paragraph-rsid="00b46918"/>
    </style:style>
    <style:style style:name="P22" style:family="paragraph" style:parent-style-name="Standard">
      <style:text-properties officeooo:rsid="00b679ff" officeooo:paragraph-rsid="00b679ff"/>
    </style:style>
    <style:style style:name="P23" style:family="paragraph" style:parent-style-name="Standard">
      <style:text-properties officeooo:rsid="00630b4d" officeooo:paragraph-rsid="006513cf"/>
    </style:style>
    <style:style style:name="P24" style:family="paragraph" style:parent-style-name="Standard">
      <style:text-properties officeooo:rsid="00bfb1d2" officeooo:paragraph-rsid="00bfb1d2"/>
    </style:style>
    <style:style style:name="P25" style:family="paragraph" style:parent-style-name="Standard">
      <style:text-properties officeooo:rsid="00b8a749" officeooo:paragraph-rsid="00b8a749"/>
    </style:style>
    <style:style style:name="P26" style:family="paragraph" style:parent-style-name="Standard">
      <style:text-properties officeooo:rsid="00edfb03" officeooo:paragraph-rsid="00ee368f"/>
    </style:style>
    <style:style style:name="P27" style:family="paragraph" style:parent-style-name="Text_20_body">
      <style:text-properties officeooo:rsid="00c2bcbb" officeooo:paragraph-rsid="00c2bcbb"/>
    </style:style>
    <style:style style:name="P28" style:family="paragraph" style:parent-style-name="Text_20_body">
      <style:text-properties officeooo:rsid="00d3170b" officeooo:paragraph-rsid="01010fed"/>
    </style:style>
    <style:style style:name="P29" style:family="paragraph" style:parent-style-name="Text_20_body">
      <style:text-properties officeooo:rsid="00d3170b" officeooo:paragraph-rsid="030f79ef"/>
    </style:style>
    <style:style style:name="P30" style:family="paragraph" style:parent-style-name="Text_20_body">
      <style:text-properties officeooo:rsid="01010fed" officeooo:paragraph-rsid="0103fd96"/>
    </style:style>
    <style:style style:name="P31" style:family="paragraph" style:parent-style-name="Text_20_body">
      <style:text-properties officeooo:rsid="010bd1d7" officeooo:paragraph-rsid="010bd1d7"/>
    </style:style>
    <style:style style:name="P32" style:family="paragraph" style:parent-style-name="Text_20_body">
      <style:text-properties officeooo:rsid="0149d476" officeooo:paragraph-rsid="0149d476"/>
    </style:style>
    <style:style style:name="P33" style:family="paragraph" style:parent-style-name="Text_20_body">
      <style:text-properties officeooo:rsid="014a5cdd" officeooo:paragraph-rsid="014a5cdd"/>
    </style:style>
    <style:style style:name="P34" style:family="paragraph" style:parent-style-name="Text_20_body">
      <style:text-properties officeooo:rsid="014adf09" officeooo:paragraph-rsid="014adf09"/>
    </style:style>
    <style:style style:name="P35" style:family="paragraph" style:parent-style-name="Text_20_body">
      <style:text-properties officeooo:rsid="014e7f7c" officeooo:paragraph-rsid="014e7f7c"/>
    </style:style>
    <style:style style:name="P36" style:family="paragraph" style:parent-style-name="Text_20_body">
      <style:text-properties officeooo:rsid="01522953" officeooo:paragraph-rsid="01522953"/>
    </style:style>
    <style:style style:name="P37" style:family="paragraph" style:parent-style-name="Text_20_body">
      <style:text-properties officeooo:rsid="01534446" officeooo:paragraph-rsid="01555f5b"/>
    </style:style>
    <style:style style:name="P38" style:family="paragraph" style:parent-style-name="Text_20_body">
      <style:text-properties officeooo:rsid="01555f5b" officeooo:paragraph-rsid="01555f5b"/>
    </style:style>
    <style:style style:name="P39" style:family="paragraph" style:parent-style-name="Text_20_body">
      <style:text-properties officeooo:rsid="015a0a19" officeooo:paragraph-rsid="015c2c20"/>
    </style:style>
    <style:style style:name="P40" style:family="paragraph" style:parent-style-name="Text_20_body">
      <style:text-properties officeooo:rsid="015c2c20" officeooo:paragraph-rsid="015c2c20"/>
    </style:style>
    <style:style style:name="P41" style:family="paragraph" style:parent-style-name="Text_20_body">
      <style:text-properties officeooo:rsid="01645117" officeooo:paragraph-rsid="01645117"/>
    </style:style>
    <style:style style:name="P42" style:family="paragraph" style:parent-style-name="Text_20_body">
      <style:text-properties officeooo:rsid="01645117" officeooo:paragraph-rsid="0335444f"/>
    </style:style>
    <style:style style:name="P43" style:family="paragraph" style:parent-style-name="Text_20_body">
      <style:text-properties officeooo:rsid="016bc684" officeooo:paragraph-rsid="016bc684"/>
    </style:style>
    <style:style style:name="P44" style:family="paragraph" style:parent-style-name="Text_20_body">
      <style:text-properties officeooo:rsid="016c9e71" officeooo:paragraph-rsid="016ce5e1"/>
    </style:style>
    <style:style style:name="P45" style:family="paragraph" style:parent-style-name="Text_20_body">
      <style:text-properties officeooo:rsid="016e1cee" officeooo:paragraph-rsid="016e1cee"/>
    </style:style>
    <style:style style:name="P46" style:family="paragraph" style:parent-style-name="Text_20_body">
      <style:text-properties officeooo:rsid="017a034c" officeooo:paragraph-rsid="017a034c"/>
    </style:style>
    <style:style style:name="P47" style:family="paragraph" style:parent-style-name="Text_20_body">
      <style:text-properties officeooo:rsid="01537d96" officeooo:paragraph-rsid="01555f5b"/>
    </style:style>
    <style:style style:name="P48" style:family="paragraph" style:parent-style-name="Text_20_body">
      <style:text-properties officeooo:rsid="018d6809" officeooo:paragraph-rsid="018ff9c0"/>
    </style:style>
    <style:style style:name="P49" style:family="paragraph" style:parent-style-name="Text_20_body">
      <style:text-properties officeooo:rsid="019aa1bb" officeooo:paragraph-rsid="019d1d1a"/>
    </style:style>
    <style:style style:name="P50" style:family="paragraph" style:parent-style-name="Text_20_body">
      <style:text-properties officeooo:rsid="019f1fc1" officeooo:paragraph-rsid="019fc33f"/>
    </style:style>
    <style:style style:name="P51" style:family="paragraph" style:parent-style-name="Text_20_body">
      <style:text-properties officeooo:rsid="01a09faa" officeooo:paragraph-rsid="01a09faa"/>
    </style:style>
    <style:style style:name="P52" style:family="paragraph" style:parent-style-name="Text_20_body">
      <style:text-properties officeooo:rsid="01a09faa" officeooo:paragraph-rsid="01a31823"/>
    </style:style>
    <style:style style:name="P53" style:family="paragraph" style:parent-style-name="Text_20_body">
      <style:text-properties officeooo:rsid="01a09faa" officeooo:paragraph-rsid="033a9b02"/>
    </style:style>
    <style:style style:name="P54" style:family="paragraph" style:parent-style-name="Text_20_body">
      <style:text-properties officeooo:rsid="01afa239" officeooo:paragraph-rsid="01b34375"/>
    </style:style>
    <style:style style:name="P55" style:family="paragraph" style:parent-style-name="Text_20_body">
      <style:text-properties officeooo:rsid="01b355bf" officeooo:paragraph-rsid="01b355bf"/>
    </style:style>
    <style:style style:name="P56" style:family="paragraph" style:parent-style-name="Text_20_body">
      <style:text-properties officeooo:rsid="01b4a583" officeooo:paragraph-rsid="01b6e130"/>
    </style:style>
    <style:style style:name="P57" style:family="paragraph" style:parent-style-name="Text_20_body">
      <style:text-properties officeooo:paragraph-rsid="01bc3340"/>
    </style:style>
    <style:style style:name="P58" style:family="paragraph" style:parent-style-name="Text_20_body">
      <style:text-properties officeooo:rsid="01bce7c4" officeooo:paragraph-rsid="01bce7c4"/>
    </style:style>
    <style:style style:name="P59" style:family="paragraph" style:parent-style-name="Text_20_body">
      <style:text-properties officeooo:rsid="01bf4fa9" officeooo:paragraph-rsid="01bf4fa9"/>
    </style:style>
    <style:style style:name="P60" style:family="paragraph" style:parent-style-name="Text_20_body">
      <style:text-properties officeooo:paragraph-rsid="01bf7976"/>
    </style:style>
    <style:style style:name="P61" style:family="paragraph" style:parent-style-name="Text_20_body">
      <style:text-properties officeooo:rsid="018e8b75" officeooo:paragraph-rsid="018ff9c0"/>
    </style:style>
    <style:style style:name="P62" style:family="paragraph" style:parent-style-name="Text_20_body">
      <style:text-properties officeooo:rsid="01ab90e4" officeooo:paragraph-rsid="01add622"/>
    </style:style>
    <style:style style:name="P63" style:family="paragraph" style:parent-style-name="Text_20_body">
      <style:text-properties officeooo:rsid="01cc1551" officeooo:paragraph-rsid="01cc1551"/>
    </style:style>
    <style:style style:name="P64" style:family="paragraph" style:parent-style-name="Text_20_body">
      <style:text-properties officeooo:rsid="01d0dd72" officeooo:paragraph-rsid="01d0dd72"/>
    </style:style>
    <style:style style:name="P65" style:family="paragraph" style:parent-style-name="Text_20_body">
      <style:text-properties officeooo:rsid="01da7936" officeooo:paragraph-rsid="0216c2b9"/>
    </style:style>
    <style:style style:name="P66" style:family="paragraph" style:parent-style-name="Text_20_body">
      <style:text-properties officeooo:paragraph-rsid="01ecd0f2"/>
    </style:style>
    <style:style style:name="P67" style:family="paragraph" style:parent-style-name="Text_20_body">
      <style:text-properties officeooo:rsid="01f050f5" officeooo:paragraph-rsid="01f3ad42"/>
    </style:style>
    <style:style style:name="P68" style:family="paragraph" style:parent-style-name="Text_20_body">
      <style:text-properties officeooo:paragraph-rsid="01fa2dc2"/>
    </style:style>
    <style:style style:name="P69" style:family="paragraph" style:parent-style-name="Text_20_body">
      <style:text-properties officeooo:rsid="01fc24df" officeooo:paragraph-rsid="01fc24df"/>
    </style:style>
    <style:style style:name="P70" style:family="paragraph" style:parent-style-name="Text_20_body">
      <style:text-properties officeooo:rsid="01ff6eb5" officeooo:paragraph-rsid="01ff6eb5"/>
    </style:style>
    <style:style style:name="P71" style:family="paragraph" style:parent-style-name="Text_20_body">
      <style:text-properties officeooo:rsid="0209cd3c" officeooo:paragraph-rsid="0209cd3c"/>
    </style:style>
    <style:style style:name="P72" style:family="paragraph" style:parent-style-name="Text_20_body">
      <style:text-properties officeooo:rsid="020c7e64" officeooo:paragraph-rsid="020c7e64"/>
    </style:style>
    <style:style style:name="P73" style:family="paragraph" style:parent-style-name="Text_20_body">
      <style:text-properties officeooo:rsid="0212602e" officeooo:paragraph-rsid="0212602e"/>
    </style:style>
    <style:style style:name="P74" style:family="paragraph" style:parent-style-name="Text_20_body">
      <style:text-properties officeooo:rsid="02184932" officeooo:paragraph-rsid="02184932"/>
    </style:style>
    <style:style style:name="P75" style:family="paragraph" style:parent-style-name="Text_20_body">
      <style:text-properties officeooo:rsid="021cacf9" officeooo:paragraph-rsid="021e2aa1"/>
    </style:style>
    <style:style style:name="P76" style:family="paragraph" style:parent-style-name="Text_20_body">
      <style:text-properties officeooo:rsid="0220050d" officeooo:paragraph-rsid="02236753"/>
    </style:style>
    <style:style style:name="P77" style:family="paragraph" style:parent-style-name="Text_20_body">
      <style:text-properties officeooo:rsid="021c7048" officeooo:paragraph-rsid="021cacf9"/>
    </style:style>
    <style:style style:name="P78" style:family="paragraph" style:parent-style-name="Text_20_body">
      <style:text-properties officeooo:rsid="021c7048" officeooo:paragraph-rsid="023d1ad4"/>
    </style:style>
    <style:style style:name="P79" style:family="paragraph" style:parent-style-name="Text_20_body">
      <style:text-properties officeooo:rsid="021c7048" officeooo:paragraph-rsid="024bc5f1"/>
    </style:style>
    <style:style style:name="P80" style:family="paragraph" style:parent-style-name="Text_20_body">
      <style:text-properties officeooo:rsid="022ab90a" officeooo:paragraph-rsid="02367e36"/>
    </style:style>
    <style:style style:name="P81" style:family="paragraph" style:parent-style-name="Text_20_body">
      <style:text-properties officeooo:rsid="023e8a62" officeooo:paragraph-rsid="023e8a62"/>
    </style:style>
    <style:style style:name="P82" style:family="paragraph" style:parent-style-name="Text_20_body">
      <style:text-properties officeooo:rsid="02446eef" officeooo:paragraph-rsid="02446eef"/>
    </style:style>
    <style:style style:name="P83" style:family="paragraph" style:parent-style-name="Text_20_body">
      <style:text-properties officeooo:rsid="02447bd6" officeooo:paragraph-rsid="0246a8b3"/>
    </style:style>
    <style:style style:name="P84" style:family="paragraph" style:parent-style-name="Text_20_body">
      <style:text-properties officeooo:rsid="0244f1cc" officeooo:paragraph-rsid="0244f1cc"/>
    </style:style>
    <style:style style:name="P85" style:family="paragraph" style:parent-style-name="Text_20_body">
      <style:text-properties officeooo:rsid="0257c9c1" officeooo:paragraph-rsid="0257c9c1"/>
    </style:style>
    <style:style style:name="P86" style:family="paragraph" style:parent-style-name="Text_20_body">
      <style:text-properties officeooo:rsid="02270823" officeooo:paragraph-rsid="02270823"/>
    </style:style>
    <style:style style:name="P87" style:family="paragraph" style:parent-style-name="Text_20_body">
      <style:text-properties officeooo:rsid="022a2d09" officeooo:paragraph-rsid="02367e36"/>
    </style:style>
    <style:style style:name="P88" style:family="paragraph" style:parent-style-name="Text_20_body">
      <style:text-properties officeooo:rsid="022ccdd7" officeooo:paragraph-rsid="022ccdd7"/>
    </style:style>
    <style:style style:name="P89" style:family="paragraph" style:parent-style-name="Text_20_body">
      <style:text-properties officeooo:rsid="02556604" officeooo:paragraph-rsid="0251b2f5"/>
    </style:style>
    <style:style style:name="P90" style:family="paragraph" style:parent-style-name="Text_20_body">
      <style:text-properties officeooo:rsid="02599ae7" officeooo:paragraph-rsid="02599ae7"/>
    </style:style>
    <style:style style:name="P91" style:family="paragraph" style:parent-style-name="Text_20_body">
      <style:text-properties officeooo:rsid="025bda5b" officeooo:paragraph-rsid="025bda5b"/>
    </style:style>
    <style:style style:name="P92" style:family="paragraph" style:parent-style-name="Text_20_body">
      <style:text-properties officeooo:rsid="0264d1a5" officeooo:paragraph-rsid="0270670a"/>
    </style:style>
    <style:style style:name="P93" style:family="paragraph" style:parent-style-name="Text_20_body">
      <style:text-properties officeooo:rsid="0264d1a5" officeooo:paragraph-rsid="0271bc24"/>
    </style:style>
    <style:style style:name="P94" style:family="paragraph" style:parent-style-name="Text_20_body">
      <style:text-properties officeooo:rsid="026b8509" officeooo:paragraph-rsid="026b8509"/>
    </style:style>
    <style:style style:name="P95" style:family="paragraph" style:parent-style-name="Text_20_body">
      <style:text-properties officeooo:rsid="026c37a2" officeooo:paragraph-rsid="026c37a2"/>
    </style:style>
    <style:style style:name="P96" style:family="paragraph" style:parent-style-name="Text_20_body">
      <style:text-properties officeooo:rsid="0271bc24" officeooo:paragraph-rsid="0271bc24"/>
    </style:style>
    <style:style style:name="P97" style:family="paragraph" style:parent-style-name="Text_20_body">
      <style:text-properties fo:font-weight="bold" style:font-weight-asian="bold" style:font-weight-complex="bold"/>
    </style:style>
    <style:style style:name="P98" style:family="paragraph" style:parent-style-name="Text_20_body">
      <style:text-properties fo:font-weight="bold" officeooo:rsid="0271bc24" officeooo:paragraph-rsid="0271bc24" style:font-weight-asian="bold" style:font-weight-complex="bold"/>
    </style:style>
    <style:style style:name="P99" style:family="paragraph" style:parent-style-name="Text_20_body">
      <style:text-properties fo:font-weight="bold" officeooo:rsid="02745ff3" officeooo:paragraph-rsid="02745ff3" style:font-weight-asian="bold" style:font-weight-complex="bold"/>
    </style:style>
    <style:style style:name="P100" style:family="paragraph" style:parent-style-name="Text_20_body">
      <style:text-properties fo:font-weight="bold" officeooo:rsid="0274f980" officeooo:paragraph-rsid="0274f980" style:font-weight-asian="bold" style:font-weight-complex="bold"/>
    </style:style>
    <style:style style:name="P101" style:family="paragraph" style:parent-style-name="Text_20_body">
      <style:text-properties fo:font-weight="bold" officeooo:rsid="02b36d4a" officeooo:paragraph-rsid="02b36d4a" style:font-weight-asian="bold" style:font-weight-complex="bold"/>
    </style:style>
    <style:style style:name="P102" style:family="paragraph" style:parent-style-name="Text_20_body">
      <style:text-properties fo:font-weight="bold" officeooo:rsid="02b36d4a" officeooo:paragraph-rsid="02bcfc18" style:font-weight-asian="bold" style:font-weight-complex="bold"/>
    </style:style>
    <style:style style:name="P103" style:family="paragraph" style:parent-style-name="Text_20_body">
      <style:text-properties officeooo:rsid="0273cbb2" officeooo:paragraph-rsid="0273cbb2"/>
    </style:style>
    <style:style style:name="P104" style:family="paragraph" style:parent-style-name="Text_20_body">
      <style:text-properties officeooo:rsid="02745ff3" officeooo:paragraph-rsid="02745ff3"/>
    </style:style>
    <style:style style:name="P105" style:family="paragraph" style:parent-style-name="Text_20_body">
      <style:text-properties officeooo:rsid="0274f980" officeooo:paragraph-rsid="0274f980"/>
    </style:style>
    <style:style style:name="P106" style:family="paragraph" style:parent-style-name="Text_20_body">
      <style:text-properties officeooo:rsid="028ecde4" officeooo:paragraph-rsid="028ecde4"/>
    </style:style>
    <style:style style:name="P107" style:family="paragraph" style:parent-style-name="Text_20_body">
      <style:text-properties officeooo:rsid="0295e091" officeooo:paragraph-rsid="029c9a6f"/>
    </style:style>
    <style:style style:name="P108" style:family="paragraph" style:parent-style-name="Text_20_body">
      <style:text-properties officeooo:rsid="029ff90b" officeooo:paragraph-rsid="02a155fe"/>
    </style:style>
    <style:style style:name="P109" style:family="paragraph" style:parent-style-name="Text_20_body">
      <style:text-properties officeooo:rsid="02a47e61" officeooo:paragraph-rsid="02a47e61"/>
    </style:style>
    <style:style style:name="P110" style:family="paragraph" style:parent-style-name="Text_20_body">
      <style:text-properties officeooo:rsid="02af04e3" officeooo:paragraph-rsid="02af04e3"/>
    </style:style>
    <style:style style:name="P111" style:family="paragraph" style:parent-style-name="Text_20_body">
      <style:text-properties officeooo:rsid="02b06b6c" officeooo:paragraph-rsid="02b06b6c"/>
    </style:style>
    <style:style style:name="P112" style:family="paragraph" style:parent-style-name="Text_20_body">
      <style:text-properties officeooo:rsid="02b36d4a" officeooo:paragraph-rsid="02b36d4a"/>
    </style:style>
    <style:style style:name="P113" style:family="paragraph" style:parent-style-name="Text_20_body">
      <style:text-properties officeooo:rsid="02b52ca4" officeooo:paragraph-rsid="02b52ca4"/>
    </style:style>
    <style:style style:name="P114" style:family="paragraph" style:parent-style-name="Text_20_body">
      <style:text-properties officeooo:rsid="02bcfc18" officeooo:paragraph-rsid="02bd88df"/>
    </style:style>
    <style:style style:name="P115" style:family="paragraph" style:parent-style-name="Text_20_body">
      <style:text-properties officeooo:rsid="02c0e4f6" officeooo:paragraph-rsid="02c0e4f6"/>
    </style:style>
    <style:style style:name="P116" style:family="paragraph" style:parent-style-name="Text_20_body">
      <style:text-properties officeooo:rsid="02c6a43f" officeooo:paragraph-rsid="02cbbac3"/>
    </style:style>
    <style:style style:name="P117" style:family="paragraph" style:parent-style-name="Text_20_body">
      <style:text-properties officeooo:rsid="02c6a43f" officeooo:paragraph-rsid="02cc82f4"/>
    </style:style>
    <style:style style:name="P118" style:family="paragraph" style:parent-style-name="Text_20_body">
      <style:text-properties officeooo:rsid="02cddb5e" officeooo:paragraph-rsid="02d025d0"/>
    </style:style>
    <style:style style:name="P119" style:family="paragraph" style:parent-style-name="Text_20_body">
      <style:text-properties officeooo:rsid="02de2352" officeooo:paragraph-rsid="02de2352"/>
    </style:style>
    <style:style style:name="P120" style:family="paragraph" style:parent-style-name="Text_20_body">
      <style:text-properties officeooo:rsid="02e03d5b" officeooo:paragraph-rsid="02e03d5b"/>
    </style:style>
    <style:style style:name="P121" style:family="paragraph" style:parent-style-name="Text_20_body">
      <style:text-properties officeooo:rsid="02e2fc83" officeooo:paragraph-rsid="02e2fc83"/>
    </style:style>
    <style:style style:name="P122" style:family="paragraph" style:parent-style-name="Text_20_body">
      <style:text-properties officeooo:rsid="02e9d51e" officeooo:paragraph-rsid="02e9d51e"/>
    </style:style>
    <style:style style:name="P123" style:family="paragraph" style:parent-style-name="Text_20_body">
      <style:text-properties officeooo:rsid="00d7c47a" officeooo:paragraph-rsid="030ef8b2"/>
    </style:style>
    <style:style style:name="P124" style:family="paragraph" style:parent-style-name="Text_20_body">
      <style:text-properties officeooo:rsid="0114d35a" officeooo:paragraph-rsid="03144a2c"/>
    </style:style>
    <style:style style:name="P125" style:family="paragraph" style:parent-style-name="Text_20_body">
      <style:text-properties officeooo:rsid="00d3e467" officeooo:paragraph-rsid="031519a2"/>
    </style:style>
    <style:style style:name="P126" style:family="paragraph" style:parent-style-name="Text_20_body">
      <style:text-properties officeooo:rsid="011a280d" officeooo:paragraph-rsid="0315915c"/>
    </style:style>
    <style:style style:name="P127" style:family="paragraph" style:parent-style-name="Text_20_body">
      <style:text-properties officeooo:rsid="017a3679" officeooo:paragraph-rsid="017a5804"/>
    </style:style>
    <style:style style:name="P128" style:family="paragraph" style:parent-style-name="Text_20_body">
      <style:text-properties officeooo:rsid="032702c1" officeooo:paragraph-rsid="032702c1"/>
    </style:style>
    <style:style style:name="P129" style:family="paragraph" style:parent-style-name="Text_20_body">
      <style:text-properties officeooo:rsid="03295d4f" officeooo:paragraph-rsid="03295d4f"/>
    </style:style>
    <style:style style:name="P130" style:family="paragraph" style:parent-style-name="Text_20_body">
      <style:text-properties officeooo:rsid="032a1b8a" officeooo:paragraph-rsid="032a1b8a"/>
    </style:style>
    <style:style style:name="P131" style:family="paragraph" style:parent-style-name="Text_20_body">
      <style:text-properties officeooo:rsid="032b0790" officeooo:paragraph-rsid="032b0790"/>
    </style:style>
    <style:style style:name="P132" style:family="paragraph" style:parent-style-name="Text_20_body">
      <style:text-properties officeooo:rsid="0180d2d9" officeooo:paragraph-rsid="0333337c"/>
    </style:style>
    <style:style style:name="P133" style:family="paragraph" style:parent-style-name="Text_20_body">
      <style:text-properties officeooo:rsid="0181e649" officeooo:paragraph-rsid="0334ad2f"/>
    </style:style>
    <style:style style:name="P134" style:family="paragraph" style:parent-style-name="Text_20_body">
      <style:text-properties officeooo:rsid="017300b2" officeooo:paragraph-rsid="0335444f"/>
    </style:style>
    <style:style style:name="P135" style:family="paragraph" style:parent-style-name="Text_20_body">
      <style:text-properties officeooo:rsid="0335444f" officeooo:paragraph-rsid="0335444f"/>
    </style:style>
    <style:style style:name="P136" style:family="paragraph" style:parent-style-name="Text_20_body">
      <style:text-properties officeooo:rsid="01c08dff" officeooo:paragraph-rsid="01bf7976"/>
    </style:style>
    <style:style style:name="P137" style:family="paragraph" style:parent-style-name="Text_20_body">
      <style:text-properties officeooo:rsid="03445ac9" officeooo:paragraph-rsid="03445ac9"/>
    </style:style>
    <style:style style:name="P138" style:family="paragraph" style:parent-style-name="Text_20_body">
      <style:text-properties officeooo:rsid="0367ade2" officeooo:paragraph-rsid="0369d840"/>
    </style:style>
    <style:style style:name="P139" style:family="paragraph" style:parent-style-name="Text_20_body">
      <style:text-properties officeooo:rsid="036fb713" officeooo:paragraph-rsid="036fb713"/>
    </style:style>
    <style:style style:name="P140" style:family="paragraph" style:parent-style-name="Text_20_body">
      <style:text-properties officeooo:rsid="0375ff68" officeooo:paragraph-rsid="0375ff68"/>
    </style:style>
    <style:style style:name="P141" style:family="paragraph" style:parent-style-name="Text_20_body">
      <style:text-properties officeooo:rsid="03612192"/>
    </style:style>
    <style:style style:name="P142" style:family="paragraph" style:parent-style-name="Text_20_body">
      <style:text-properties officeooo:rsid="0108bedb" officeooo:paragraph-rsid="030f79ef"/>
    </style:style>
    <style:style style:name="P143" style:family="paragraph" style:parent-style-name="Text_20_body">
      <style:text-properties officeooo:rsid="010d73d9" officeooo:paragraph-rsid="0312aae4"/>
    </style:style>
    <style:style style:name="P144" style:family="paragraph" style:parent-style-name="Text_20_body">
      <style:text-properties officeooo:rsid="01102c5a" officeooo:paragraph-rsid="03144a2c"/>
    </style:style>
    <style:style style:name="P145" style:family="paragraph" style:parent-style-name="Text_20_body">
      <style:text-properties officeooo:rsid="0317dc3b" officeooo:paragraph-rsid="017a034c"/>
    </style:style>
    <style:style style:name="P146" style:family="paragraph" style:parent-style-name="Text_20_body">
      <style:text-properties fo:font-variant="normal" fo:text-transform="none" fo:color="#000000" fo:letter-spacing="normal" fo:font-style="normal" fo:font-weight="normal" officeooo:rsid="029c9a6f" officeooo:paragraph-rsid="029c9a6f"/>
    </style:style>
    <style:style style:name="P147" style:family="paragraph" style:parent-style-name="Text_20_body">
      <style:text-properties fo:font-variant="normal" fo:text-transform="none" fo:color="#000000" fo:letter-spacing="normal" fo:font-style="normal" fo:font-weight="normal" officeooo:rsid="02ad13c7" officeooo:paragraph-rsid="02ad13c7"/>
    </style:style>
    <style:style style:name="P148" style:family="paragraph" style:parent-style-name="Text_20_body">
      <style:text-properties fo:font-variant="normal" fo:text-transform="none" fo:color="#000000" fo:letter-spacing="normal" fo:font-style="normal" fo:font-weight="normal" officeooo:rsid="02bee455" officeooo:paragraph-rsid="02bee455"/>
    </style:style>
    <style:style style:name="P149" style:family="paragraph" style:parent-style-name="Text_20_body">
      <style:text-properties fo:font-variant="normal" fo:text-transform="none" fo:color="#000000" fo:letter-spacing="normal" fo:font-style="normal" fo:font-weight="normal" officeooo:rsid="036fb713" officeooo:paragraph-rsid="036fb713"/>
    </style:style>
    <style:style style:name="P150" style:family="paragraph" style:parent-style-name="Text_20_body">
      <style:text-properties officeooo:rsid="031f0c98" officeooo:paragraph-rsid="031f0c98"/>
    </style:style>
    <style:style style:name="P151" style:family="paragraph" style:parent-style-name="Text_20_body">
      <style:text-properties officeooo:rsid="032bcc63" officeooo:paragraph-rsid="0385832c"/>
    </style:style>
    <style:style style:name="P152" style:family="paragraph" style:parent-style-name="Text_20_body">
      <style:text-properties officeooo:rsid="037ec475" officeooo:paragraph-rsid="037ec475"/>
    </style:style>
    <style:style style:name="P153" style:family="paragraph" style:parent-style-name="Text_20_body">
      <style:paragraph-properties fo:margin-left="0.4925in" fo:margin-right="0in" fo:margin-top="0in" fo:margin-bottom="0.0201in" loext:contextual-spacing="false" fo:text-indent="0in" style:auto-text-indent="false"/>
      <style:text-properties style:font-name="Courier 10 Pitch" fo:font-size="10pt" officeooo:rsid="0149d476" officeooo:paragraph-rsid="0149d476" style:font-size-asian="10pt" style:font-size-complex="10pt"/>
    </style:style>
    <style:style style:name="P154" style:family="paragraph" style:parent-style-name="Preformatted_20_Text">
      <style:paragraph-properties fo:margin-left="0.4925in" fo:margin-right="0in" fo:text-indent="0in" style:auto-text-indent="false"/>
      <style:text-properties fo:color="#000000" style:font-name="DejaVu Sans Mono" fo:font-size="10pt" officeooo:rsid="01bf4fa9" officeooo:paragraph-rsid="01bf4fa9" style:font-size-asian="10pt" style:font-size-complex="10pt"/>
    </style:style>
    <style:style style:name="P155" style:family="paragraph" style:parent-style-name="Preformatted_20_Text">
      <style:paragraph-properties fo:margin-left="0.4925in" fo:margin-right="0in" fo:text-indent="0in" style:auto-text-indent="false"/>
      <style:text-properties fo:color="#000000" style:font-name="DejaVu Sans Mono" fo:font-size="10pt" officeooo:rsid="0186f782" officeooo:paragraph-rsid="01ff6eb5" style:font-size-asian="10pt" style:font-size-complex="10pt"/>
    </style:style>
    <style:style style:name="P156" style:family="paragraph" style:parent-style-name="Preformatted_20_Text">
      <style:paragraph-properties fo:margin-left="0.4925in" fo:margin-right="0in" fo:text-indent="0in" style:auto-text-indent="false"/>
      <style:text-properties fo:color="#000000" style:font-name="DejaVu Sans Mono" fo:font-size="10pt" officeooo:rsid="01bf4fa9" officeooo:paragraph-rsid="01bf4fa9" style:font-name-asian="Nimbus Mono L" style:font-size-asian="10pt" style:font-name-complex="Liberation Mono" style:font-size-complex="10pt"/>
    </style:style>
    <style:style style:name="P157"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7dd6d"/>
    </style:style>
    <style:style style:name="P158"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b0721"/>
    </style:style>
    <style:style style:name="P159"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d88df"/>
    </style:style>
    <style:style style:name="P160"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e9b9a"/>
    </style:style>
    <style:style style:name="P161"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ee455"/>
    </style:style>
    <style:style style:name="P162"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6af5e"/>
    </style:style>
    <style:style style:name="P163"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596fc"/>
    </style:style>
    <style:style style:name="P164"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7dd6d"/>
    </style:style>
    <style:style style:name="P165"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b0721"/>
    </style:style>
    <style:style style:name="P166"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d88df"/>
    </style:style>
    <style:style style:name="P167"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ee455"/>
    </style:style>
    <style:style style:name="P168" style:family="paragraph" style:parent-style-name="Text_20_body">
      <style:paragraph-properties fo:margin-left="0.4925in" fo:margin-right="0in" fo:margin-top="0in" fo:margin-bottom="0.1in" loext:contextual-spacing="false" fo:text-indent="0in" style:auto-text-indent="false"/>
      <style:text-properties officeooo:rsid="02b6af5e" officeooo:paragraph-rsid="02be9b9a"/>
    </style:style>
    <style:style style:name="P169" style:family="paragraph" style:parent-style-name="Text_20_body">
      <style:paragraph-properties fo:margin-left="0.4925in" fo:margin-right="0in" fo:margin-top="0in" fo:margin-bottom="0.1in" loext:contextual-spacing="false" fo:text-indent="0in" style:auto-text-indent="false"/>
      <style:text-properties officeooo:rsid="02b6af5e" officeooo:paragraph-rsid="02bee455"/>
    </style:style>
    <style:style style:name="P170" style:family="paragraph" style:parent-style-name="Text_20_body">
      <style:paragraph-properties fo:margin-left="0in" fo:margin-right="0in" fo:margin-top="0in" fo:margin-bottom="0.0201in" loext:contextual-spacing="false" fo:text-indent="0in" style:auto-text-indent="false"/>
      <style:text-properties style:font-name="Courier 10 Pitch" fo:font-size="10pt" officeooo:rsid="0149d476" officeooo:paragraph-rsid="0149d476" style:font-size-asian="10pt" style:font-size-complex="10pt"/>
    </style:style>
    <style:style style:name="P171" style:family="paragraph" style:parent-style-name="Text_20_body">
      <style:paragraph-properties fo:margin-left="0in" fo:margin-right="0in" fo:text-indent="0in" style:auto-text-indent="false"/>
      <style:text-properties officeooo:rsid="02b98309" officeooo:paragraph-rsid="02b98309"/>
    </style:style>
    <style:style style:name="P172" style:family="paragraph" style:parent-style-name="Text_20_body">
      <style:paragraph-properties fo:margin-left="0in" fo:margin-right="0in" fo:text-indent="0in" style:auto-text-indent="false"/>
      <style:text-properties fo:font-variant="normal" fo:text-transform="none" fo:color="#000000" fo:letter-spacing="normal" fo:font-style="normal" fo:font-weight="normal" officeooo:rsid="02bb0721" officeooo:paragraph-rsid="02bb0721"/>
    </style:style>
    <style:style style:name="P173" style:family="paragraph" style:parent-style-name="Text_20_body">
      <style:paragraph-properties fo:margin-top="0in" fo:margin-bottom="0.0201in" loext:contextual-spacing="false"/>
      <style:text-properties style:font-name="Courier 10 Pitch" fo:font-size="10pt" officeooo:rsid="0149d476" officeooo:paragraph-rsid="0149d476" style:font-size-asian="10pt" style:font-size-complex="10pt"/>
    </style:style>
    <style:style style:name="P174" style:family="paragraph" style:parent-style-name="Contents_20_2">
      <style:paragraph-properties>
        <style:tab-stops>
          <style:tab-stop style:position="6.4965in" style:type="right" style:leader-style="dotted" style:leader-text="."/>
        </style:tab-stops>
      </style:paragraph-properties>
    </style:style>
    <style:style style:name="P175" style:family="paragraph" style:parent-style-name="Contents_20_1">
      <style:paragraph-properties>
        <style:tab-stops>
          <style:tab-stop style:position="6.6929in" style:type="right" style:leader-style="dotted" style:leader-text="."/>
        </style:tab-stops>
      </style:paragraph-properties>
    </style:style>
    <style:style style:name="P176" style:family="paragraph" style:parent-style-name="Text_20_body">
      <style:paragraph-properties fo:margin-top="0in" fo:margin-bottom="0in" loext:contextual-spacing="false"/>
      <style:text-properties fo:font-variant="normal" fo:text-transform="none" fo:color="#000000" fo:letter-spacing="normal" fo:font-style="normal" fo:font-weight="normal" officeooo:rsid="02b6af5e" officeooo:paragraph-rsid="02b6af5e"/>
    </style:style>
    <style:style style:name="P177" style:family="paragraph" style:parent-style-name="Standard">
      <style:paragraph-properties fo:margin-top="0in" fo:margin-bottom="0.1in" loext:contextual-spacing="false"/>
      <style:text-properties officeooo:rsid="009038e8" officeooo:paragraph-rsid="009038e8"/>
    </style:style>
    <style:style style:name="P178" style:family="paragraph" style:parent-style-name="Standard">
      <style:paragraph-properties fo:margin-top="0in" fo:margin-bottom="0.1in" loext:contextual-spacing="false"/>
      <style:text-properties officeooo:rsid="00927b55" officeooo:paragraph-rsid="00997e38"/>
    </style:style>
    <style:style style:name="P179" style:family="paragraph" style:parent-style-name="Standard">
      <style:paragraph-properties fo:margin-top="0in" fo:margin-bottom="0.1in" loext:contextual-spacing="false"/>
      <style:text-properties officeooo:rsid="00946948" officeooo:paragraph-rsid="00946948"/>
    </style:style>
    <style:style style:name="P180" style:family="paragraph" style:parent-style-name="Standard">
      <style:paragraph-properties fo:margin-top="0in" fo:margin-bottom="0.1in" loext:contextual-spacing="false"/>
      <style:text-properties officeooo:rsid="0099590d" officeooo:paragraph-rsid="0099590d"/>
    </style:style>
    <style:style style:name="P181" style:family="paragraph" style:parent-style-name="Standard">
      <style:paragraph-properties fo:margin-top="0in" fo:margin-bottom="0.1in" loext:contextual-spacing="false"/>
      <style:text-properties officeooo:rsid="009bfab5" officeooo:paragraph-rsid="009bfab5"/>
    </style:style>
    <style:style style:name="P182" style:family="paragraph" style:parent-style-name="Standard">
      <style:paragraph-properties fo:margin-top="0in" fo:margin-bottom="0.1in" loext:contextual-spacing="false"/>
      <style:text-properties officeooo:rsid="009cc815" officeooo:paragraph-rsid="009cc815"/>
    </style:style>
    <style:style style:name="P183" style:family="paragraph" style:parent-style-name="Standard">
      <style:paragraph-properties fo:margin-top="0in" fo:margin-bottom="0.1in" loext:contextual-spacing="false"/>
      <style:text-properties officeooo:rsid="009e0e4d" officeooo:paragraph-rsid="009e0e4d"/>
    </style:style>
    <style:style style:name="P184" style:family="paragraph" style:parent-style-name="Heading_20_2">
      <style:text-properties officeooo:rsid="0060a840"/>
    </style:style>
    <style:style style:name="P185" style:family="paragraph" style:parent-style-name="Heading_20_2">
      <style:text-properties fo:font-weight="bold" style:font-weight-asian="bold" style:font-weight-complex="bold"/>
    </style:style>
    <style:style style:name="P186" style:family="paragraph" style:parent-style-name="Standard" style:list-style-name="L1">
      <style:text-properties officeooo:rsid="0061f6a4" officeooo:paragraph-rsid="006513cf"/>
    </style:style>
    <style:style style:name="P187" style:family="paragraph" style:parent-style-name="Standard" style:list-style-name="L2">
      <style:text-properties officeooo:rsid="00663f3e" officeooo:paragraph-rsid="00663f3e"/>
    </style:style>
    <style:style style:name="P188" style:family="paragraph" style:parent-style-name="Standard" style:list-style-name="L3">
      <style:text-properties officeooo:rsid="006996d2" officeooo:paragraph-rsid="006bfb2c"/>
    </style:style>
    <style:style style:name="P189" style:family="paragraph" style:parent-style-name="Standard" style:list-style-name="L3">
      <style:text-properties officeooo:rsid="006bfb2c" officeooo:paragraph-rsid="006bfb2c"/>
    </style:style>
    <style:style style:name="P190" style:family="paragraph" style:parent-style-name="Standard" style:list-style-name="L4">
      <style:text-properties officeooo:rsid="007513a9" officeooo:paragraph-rsid="007ab6ed"/>
    </style:style>
    <style:style style:name="P191" style:family="paragraph" style:parent-style-name="Standard" style:list-style-name="L4">
      <style:text-properties officeooo:rsid="02f76c9a" officeooo:paragraph-rsid="02f76c9a"/>
    </style:style>
    <style:style style:name="P192" style:family="paragraph" style:parent-style-name="Standard" style:list-style-name="L5">
      <style:text-properties officeooo:paragraph-rsid="0088022a"/>
    </style:style>
    <style:style style:name="P193" style:family="paragraph" style:parent-style-name="Standard" style:list-style-name="L5">
      <style:text-properties officeooo:rsid="00c178b6" officeooo:paragraph-rsid="00c178b6"/>
    </style:style>
    <style:style style:name="P194" style:family="paragraph" style:parent-style-name="Standard" style:list-style-name="L6">
      <style:text-properties officeooo:rsid="00897c86" officeooo:paragraph-rsid="00897c86"/>
    </style:style>
    <style:style style:name="P195" style:family="paragraph" style:parent-style-name="Standard" style:list-style-name="L6">
      <style:text-properties officeooo:rsid="0089bf62" officeooo:paragraph-rsid="0089bf62"/>
    </style:style>
    <style:style style:name="P196" style:family="paragraph" style:parent-style-name="Standard" style:list-style-name="L7">
      <style:text-properties officeooo:rsid="0091fbcc" officeooo:paragraph-rsid="0091fbcc"/>
    </style:style>
    <style:style style:name="P197" style:family="paragraph" style:parent-style-name="Standard" style:list-style-name="L8">
      <style:text-properties officeooo:rsid="00a3067b" officeooo:paragraph-rsid="00a3067b"/>
    </style:style>
    <style:style style:name="P198" style:family="paragraph" style:parent-style-name="Standard" style:list-style-name="L8">
      <style:text-properties officeooo:rsid="00a4014a" officeooo:paragraph-rsid="00a4014a"/>
    </style:style>
    <style:style style:name="P199" style:family="paragraph" style:parent-style-name="Standard" style:list-style-name="L8">
      <style:text-properties officeooo:rsid="00a53f19" officeooo:paragraph-rsid="00a53f19"/>
    </style:style>
    <style:style style:name="P200" style:family="paragraph" style:parent-style-name="Standard" style:list-style-name="L9">
      <style:text-properties officeooo:rsid="00a58b4d" officeooo:paragraph-rsid="02fdc3eb"/>
    </style:style>
    <style:style style:name="P201" style:family="paragraph" style:parent-style-name="Standard" style:list-style-name="L9">
      <style:text-properties officeooo:rsid="00a6af0d" officeooo:paragraph-rsid="03015a09"/>
    </style:style>
    <style:style style:name="P202" style:family="paragraph" style:parent-style-name="Standard" style:list-style-name="L10">
      <style:text-properties officeooo:rsid="00b3d1d3" officeooo:paragraph-rsid="00b3d1d3"/>
    </style:style>
    <style:style style:name="P203" style:family="paragraph" style:parent-style-name="Standard" style:list-style-name="L10">
      <style:text-properties officeooo:rsid="00b46918" officeooo:paragraph-rsid="00b46918"/>
    </style:style>
    <style:style style:name="P204" style:family="paragraph" style:parent-style-name="Standard" style:list-style-name="L7">
      <style:paragraph-properties fo:margin-top="0in" fo:margin-bottom="0.1in" loext:contextual-spacing="false"/>
      <style:text-properties officeooo:rsid="0091fbcc" officeooo:paragraph-rsid="0091fbcc"/>
    </style:style>
    <style:style style:name="P205" style:family="paragraph" style:parent-style-name="Text_20_body" style:list-style-name="L12">
      <style:text-properties officeooo:rsid="0367ade2" officeooo:paragraph-rsid="036fb713"/>
    </style:style>
    <style:style style:name="P206" style:family="paragraph" style:parent-style-name="Text_20_body">
      <style:text-properties officeooo:rsid="0386b060" officeooo:paragraph-rsid="0386b060"/>
    </style:style>
    <style:style style:name="P207" style:family="paragraph" style:parent-style-name="Text_20_body">
      <style:text-properties officeooo:rsid="031bde63" officeooo:paragraph-rsid="038dee14"/>
    </style:style>
    <style:style style:name="P208" style:family="paragraph" style:parent-style-name="Text_20_body" style:list-style-name="L11">
      <style:paragraph-properties fo:margin-top="0in" fo:margin-bottom="0in" loext:contextual-spacing="false"/>
      <style:text-properties fo:font-variant="normal" fo:text-transform="none" fo:color="#000000" fo:letter-spacing="normal" fo:font-style="normal" fo:font-weight="normal" officeooo:rsid="02ad13c7" officeooo:paragraph-rsid="02ad13c7"/>
    </style:style>
    <style:style style:name="P209" style:family="paragraph" style:parent-style-name="Text_20_body" style:list-style-name="L11">
      <style:paragraph-properties fo:margin-top="0in" fo:margin-bottom="0in" loext:contextual-spacing="false"/>
      <style:text-properties fo:font-variant="normal" fo:text-transform="none" fo:color="#000000" fo:letter-spacing="normal" fo:font-style="normal" fo:font-weight="normal" officeooo:rsid="02ad13c7" officeooo:paragraph-rsid="035dc7f4"/>
    </style:style>
    <style:style style:name="P210" style:family="paragraph" style:parent-style-name="Text_20_body" style:list-style-name="L12">
      <style:paragraph-properties fo:margin-top="0in" fo:margin-bottom="0in" loext:contextual-spacing="false"/>
      <style:text-properties officeooo:rsid="0367ade2" officeooo:paragraph-rsid="036d1876"/>
    </style:style>
    <style:style style:name="P211" style:family="paragraph" style:parent-style-name="Text_20_body" style:list-style-name="L12">
      <style:paragraph-properties fo:margin-top="0in" fo:margin-bottom="0in" loext:contextual-spacing="false"/>
      <style:text-properties officeooo:rsid="0367ade2" officeooo:paragraph-rsid="036b6b09"/>
    </style:style>
    <style:style style:name="P212" style:family="paragraph" style:parent-style-name="Heading_20_3">
      <style:text-properties fo:font-weight="bold" style:font-weight-asian="bold" style:font-weight-complex="bold"/>
    </style:style>
    <style:style style:name="P213" style:family="paragraph" style:parent-style-name="Heading_20_1">
      <style:paragraph-properties fo:text-align="center" style:justify-single-word="false"/>
      <style:text-properties officeooo:rsid="005fc485"/>
    </style:style>
    <style:style style:name="T1" style:family="text">
      <style:text-properties officeooo:rsid="006def49"/>
    </style:style>
    <style:style style:name="T2" style:family="text">
      <style:text-properties officeooo:rsid="006f2b87"/>
    </style:style>
    <style:style style:name="T3" style:family="text">
      <style:text-properties officeooo:rsid="0088022a"/>
    </style:style>
    <style:style style:name="T4" style:family="text">
      <style:text-properties officeooo:rsid="00897c86"/>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b4e299" style:font-weight-asian="bold" style:font-weight-complex="bold"/>
    </style:style>
    <style:style style:name="T8" style:family="text">
      <style:text-properties fo:font-weight="bold" officeooo:rsid="00c7592b" style:font-weight-asian="bold" style:font-weight-complex="bold"/>
    </style:style>
    <style:style style:name="T9" style:family="text">
      <style:text-properties fo:font-weight="bold" officeooo:rsid="00fd0657" style:font-weight-asian="bold" style:font-weight-complex="bold"/>
    </style:style>
    <style:style style:name="T10" style:family="text">
      <style:text-properties fo:font-weight="bold" officeooo:rsid="00fec098" style:font-weight-asian="bold" style:font-weight-complex="bold"/>
    </style:style>
    <style:style style:name="T11" style:family="text">
      <style:text-properties fo:font-weight="bold" officeooo:rsid="0112cf12" style:font-weight-asian="bold" style:font-weight-complex="bold"/>
    </style:style>
    <style:style style:name="T12" style:family="text">
      <style:text-properties fo:font-weight="bold" officeooo:rsid="0116fd82" style:font-weight-asian="bold" style:font-weight-complex="bold"/>
    </style:style>
    <style:style style:name="T13" style:family="text">
      <style:text-properties fo:font-weight="bold" officeooo:rsid="011dc877" style:font-weight-asian="bold" style:font-weight-complex="bold"/>
    </style:style>
    <style:style style:name="T14" style:family="text">
      <style:text-properties fo:font-weight="bold" officeooo:rsid="01a4e25c" style:font-weight-asian="bold" style:font-weight-complex="bold"/>
    </style:style>
    <style:style style:name="T15" style:family="text">
      <style:text-properties fo:font-weight="bold" officeooo:rsid="030ef8b2" style:font-weight-asian="bold" style:font-weight-complex="bold"/>
    </style:style>
    <style:style style:name="T16" style:family="text">
      <style:text-properties fo:font-weight="bold" officeooo:rsid="030f79ef" style:font-weight-asian="bold" style:font-weight-complex="bold"/>
    </style:style>
    <style:style style:name="T17" style:family="text">
      <style:text-properties fo:font-weight="bold" officeooo:rsid="01645117" style:font-weight-asian="bold" style:font-weight-complex="bold"/>
    </style:style>
    <style:style style:name="T18" style:family="text">
      <style:text-properties fo:font-weight="bold" officeooo:rsid="033a11b9" style:font-weight-asian="bold" style:font-weight-complex="bold"/>
    </style:style>
    <style:style style:name="T19" style:family="text">
      <style:text-properties fo:font-weight="bold" officeooo:rsid="037ec475" style:font-weight-asian="bold" style:font-weight-complex="bold"/>
    </style:style>
    <style:style style:name="T20" style:family="text">
      <style:text-properties fo:font-weight="bold" officeooo:rsid="038b0cec" style:font-weight-asian="bold" style:font-weight-complex="bold"/>
    </style:style>
    <style:style style:name="T21" style:family="text">
      <style:text-properties fo:font-weight="bold" officeooo:rsid="038ba383" style:font-weight-asian="bold" style:font-weight-complex="bold"/>
    </style:style>
    <style:style style:name="T22" style:family="text">
      <style:text-properties fo:font-weight="bold" officeooo:rsid="038d0ddb" style:font-weight-asian="bold" style:font-weight-complex="bold"/>
    </style:style>
    <style:style style:name="T23" style:family="text">
      <style:text-properties officeooo:rsid="0093e9c6"/>
    </style:style>
    <style:style style:name="T24" style:family="text">
      <style:text-properties officeooo:rsid="009db41f"/>
    </style:style>
    <style:style style:name="T25" style:family="text">
      <style:text-properties officeooo:rsid="009e3573"/>
    </style:style>
    <style:style style:name="T26" style:family="text">
      <style:text-properties officeooo:rsid="00ab57cb"/>
    </style:style>
    <style:style style:name="T27" style:family="text">
      <style:text-properties officeooo:rsid="00b62a12"/>
    </style:style>
    <style:style style:name="T28" style:family="text">
      <style:text-properties officeooo:rsid="00b6d6ef"/>
    </style:style>
    <style:style style:name="T29" style:family="text">
      <style:text-properties officeooo:rsid="00c7592b"/>
    </style:style>
    <style:style style:name="T30" style:family="text">
      <style:text-properties officeooo:rsid="00d1be47"/>
    </style:style>
    <style:style style:name="T31" style:family="text">
      <style:text-properties officeooo:rsid="00ee368f"/>
    </style:style>
    <style:style style:name="T32" style:family="text">
      <style:text-properties officeooo:rsid="00f063eb"/>
    </style:style>
    <style:style style:name="T33" style:family="text">
      <style:text-properties officeooo:rsid="00f9870e"/>
    </style:style>
    <style:style style:name="T34" style:family="text">
      <style:text-properties officeooo:rsid="00fd0657"/>
    </style:style>
    <style:style style:name="T35" style:family="text">
      <style:text-properties officeooo:rsid="01023511"/>
    </style:style>
    <style:style style:name="T36" style:family="text">
      <style:text-properties officeooo:rsid="0116fd82"/>
    </style:style>
    <style:style style:name="T37" style:family="text">
      <style:text-properties officeooo:rsid="014b33c0"/>
    </style:style>
    <style:style style:name="T38" style:family="text">
      <style:text-properties officeooo:rsid="014cb7e9"/>
    </style:style>
    <style:style style:name="T39" style:family="text">
      <style:text-properties officeooo:rsid="014fd745"/>
    </style:style>
    <style:style style:name="T40" style:family="text">
      <style:text-properties officeooo:rsid="01573148"/>
    </style:style>
    <style:style style:name="T41" style:family="text">
      <style:text-properties officeooo:rsid="015b2b1f"/>
    </style:style>
    <style:style style:name="T42" style:family="text">
      <style:text-properties officeooo:rsid="015dfbda"/>
    </style:style>
    <style:style style:name="T43" style:family="text">
      <style:text-properties officeooo:rsid="016255fb"/>
    </style:style>
    <style:style style:name="T44" style:family="text">
      <style:text-properties officeooo:rsid="016859db"/>
    </style:style>
    <style:style style:name="T45" style:family="text">
      <style:text-properties officeooo:rsid="016ce5e1"/>
    </style:style>
    <style:style style:name="T46" style:family="text">
      <style:text-properties officeooo:rsid="016fb4b1"/>
    </style:style>
    <style:style style:name="T47" style:family="text">
      <style:text-properties officeooo:rsid="017a5804"/>
    </style:style>
    <style:style style:name="T48" style:family="text">
      <style:text-properties officeooo:rsid="017aaa31"/>
    </style:style>
    <style:style style:name="T49" style:family="text">
      <style:text-properties officeooo:rsid="01820436"/>
    </style:style>
    <style:style style:name="T50" style:family="text">
      <style:text-properties officeooo:rsid="019710cc"/>
    </style:style>
    <style:style style:name="T51" style:family="text">
      <style:text-properties officeooo:rsid="0198c206"/>
    </style:style>
    <style:style style:name="T52" style:family="text">
      <style:text-properties officeooo:rsid="019b42cf"/>
    </style:style>
    <style:style style:name="T53" style:family="text">
      <style:text-properties officeooo:rsid="019d1d1a"/>
    </style:style>
    <style:style style:name="T54" style:family="text">
      <style:text-properties officeooo:rsid="019fc33f"/>
    </style:style>
    <style:style style:name="T55" style:family="text">
      <style:text-properties officeooo:rsid="01a0e16f"/>
    </style:style>
    <style:style style:name="T56" style:family="text">
      <style:text-properties officeooo:rsid="01a31823"/>
    </style:style>
    <style:style style:name="T57" style:family="text">
      <style:text-properties officeooo:rsid="01a4e25c"/>
    </style:style>
    <style:style style:name="T58" style:family="text">
      <style:text-properties officeooo:rsid="01afa239"/>
    </style:style>
    <style:style style:name="T59" style:family="text">
      <style:text-properties officeooo:rsid="01b0d5eb"/>
    </style:style>
    <style:style style:name="T60" style:family="text">
      <style:text-properties officeooo:rsid="01b1ec8d"/>
    </style:style>
    <style:style style:name="T61" style:family="text">
      <style:text-properties officeooo:rsid="01b34375"/>
    </style:style>
    <style:style style:name="T62" style:family="text">
      <style:text-properties officeooo:rsid="01b66d51"/>
    </style:style>
    <style:style style:name="T63" style:family="text">
      <style:text-properties officeooo:rsid="01bbc7da"/>
    </style:style>
    <style:style style:name="T64" style:family="text">
      <style:text-properties officeooo:rsid="01bc3340"/>
    </style:style>
    <style:style style:name="T65" style:family="text">
      <style:text-properties fo:color="#000000" style:font-name="DejaVu Sans Mono" fo:font-size="10pt" style:font-size-asian="10pt" style:font-size-complex="10pt"/>
    </style:style>
    <style:style style:name="T66" style:family="text">
      <style:text-properties fo:color="#000000" style:font-name="DejaVu Sans Mono" fo:font-size="10pt" officeooo:rsid="0186f782" style:font-size-asian="10pt" style:font-size-complex="10pt"/>
    </style:style>
    <style:style style:name="T67" style:family="text">
      <style:text-properties fo:color="#000000" style:font-name="DejaVu Sans Mono" fo:font-size="10pt" officeooo:rsid="01f33a09" style:font-size-asian="10pt" style:font-size-complex="10pt"/>
    </style:style>
    <style:style style:name="T68" style:family="text">
      <style:text-properties fo:color="#000000" style:font-name="DejaVu Sans Mono" fo:font-size="10pt" officeooo:rsid="01c62a6f" style:font-size-asian="10pt" style:font-size-complex="10pt"/>
    </style:style>
    <style:style style:name="T69" style:family="text">
      <style:text-properties fo:color="#000000" style:font-name="DejaVu Sans Mono" fo:font-size="11.3000001907349pt"/>
    </style:style>
    <style:style style:name="T70" style:family="text">
      <style:text-properties fo:color="#000000" style:font-name="DejaVu Sans Mono" fo:font-size="11.3000001907349pt" officeooo:rsid="01c62a6f"/>
    </style:style>
    <style:style style:name="T71" style:family="text">
      <style:text-properties fo:color="#000000" style:font-name="Liberation Sans" fo:font-size="13.3000001907349pt" fo:font-style="italic" fo:font-weight="bold" officeooo:rsid="01f6bba3"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T72" style:family="text">
      <style:text-properties officeooo:rsid="01bdeaaa"/>
    </style:style>
    <style:style style:name="T73" style:family="text">
      <style:text-properties fo:color="#000080" fo:font-weight="bold"/>
    </style:style>
    <style:style style:name="T74" style:family="text">
      <style:text-properties officeooo:rsid="01bf532e"/>
    </style:style>
    <style:style style:name="T75" style:family="text">
      <style:text-properties fo:font-weight="normal" style:font-name-asian="Nimbus Mono L" style:font-weight-asian="normal" style:font-name-complex="Liberation Mono" style:font-weight-complex="normal"/>
    </style:style>
    <style:style style:name="T76" style:family="text">
      <style:text-properties fo:font-weight="normal" style:font-weight-asian="normal" style:font-weight-complex="normal"/>
    </style:style>
    <style:style style:name="T77" style:family="text">
      <style:text-properties officeooo:rsid="01ca8a66"/>
    </style:style>
    <style:style style:name="T78" style:family="text">
      <style:text-properties officeooo:rsid="01cd16b5"/>
    </style:style>
    <style:style style:name="T79" style:family="text">
      <style:text-properties officeooo:rsid="01d0ef37"/>
    </style:style>
    <style:style style:name="T80" style:family="text">
      <style:text-properties officeooo:rsid="01d16f85"/>
    </style:style>
    <style:style style:name="T81" style:family="text">
      <style:text-properties officeooo:rsid="01d87943"/>
    </style:style>
    <style:style style:name="T82" style:family="text">
      <style:text-properties officeooo:rsid="01dd620d"/>
    </style:style>
    <style:style style:name="T83" style:family="text">
      <style:text-properties officeooo:rsid="01ddd857"/>
    </style:style>
    <style:style style:name="T84" style:family="text">
      <style:text-properties officeooo:rsid="01c62a6f"/>
    </style:style>
    <style:style style:name="T85" style:family="text">
      <style:text-properties officeooo:rsid="01f33a09"/>
    </style:style>
    <style:style style:name="T86" style:family="text">
      <style:text-properties officeooo:rsid="01f6bba3"/>
    </style:style>
    <style:style style:name="T87" style:family="text">
      <style:text-properties officeooo:rsid="01fcf32f"/>
    </style:style>
    <style:style style:name="T88" style:family="text">
      <style:text-properties officeooo:rsid="020a7ffb"/>
    </style:style>
    <style:style style:name="T89" style:family="text">
      <style:text-properties officeooo:rsid="020ac48d"/>
    </style:style>
    <style:style style:name="T90" style:family="text">
      <style:text-properties officeooo:rsid="020df67e"/>
    </style:style>
    <style:style style:name="T91" style:family="text">
      <style:text-properties officeooo:rsid="0215fbaa"/>
    </style:style>
    <style:style style:name="T92" style:family="text">
      <style:text-properties officeooo:rsid="0219e1a3"/>
    </style:style>
    <style:style style:name="T93" style:family="text">
      <style:text-properties officeooo:rsid="021c7048"/>
    </style:style>
    <style:style style:name="T94" style:family="text">
      <style:text-properties officeooo:rsid="021e2aa1"/>
    </style:style>
    <style:style style:name="T95" style:family="text">
      <style:text-properties officeooo:rsid="0220586a"/>
    </style:style>
    <style:style style:name="T96" style:family="text">
      <style:text-properties officeooo:rsid="022a2d09"/>
    </style:style>
    <style:style style:name="T97" style:family="text">
      <style:text-properties officeooo:rsid="023e8a62"/>
    </style:style>
    <style:style style:name="T98" style:family="text">
      <style:text-properties officeooo:rsid="023fa04c"/>
    </style:style>
    <style:style style:name="T99" style:family="text">
      <style:text-properties officeooo:rsid="0240dd2f"/>
    </style:style>
    <style:style style:name="T100" style:family="text">
      <style:text-properties officeooo:rsid="0244f1cc"/>
    </style:style>
    <style:style style:name="T101" style:family="text">
      <style:text-properties officeooo:rsid="025481fd"/>
    </style:style>
    <style:style style:name="T102" style:family="text">
      <style:text-properties officeooo:rsid="025d93ea"/>
    </style:style>
    <style:style style:name="T103" style:family="text">
      <style:text-properties fo:font-variant="normal" fo:text-transform="none" fo:color="#000000" fo:letter-spacing="normal" fo:font-style="normal"/>
    </style:style>
    <style:style style:name="T104" style:family="text">
      <style:text-properties fo:font-variant="normal" fo:text-transform="none" fo:color="#000000" fo:letter-spacing="normal" fo:font-style="normal" fo:font-weight="normal"/>
    </style:style>
    <style:style style:name="T105" style:family="text">
      <style:text-properties fo:font-variant="normal" fo:text-transform="none" fo:color="#000000" fo:letter-spacing="normal" fo:font-style="normal" fo:font-weight="normal" officeooo:rsid="0260eb4d"/>
    </style:style>
    <style:style style:name="T106" style:family="text">
      <style:text-properties fo:font-variant="normal" fo:text-transform="none" fo:color="#000000" fo:letter-spacing="normal" fo:font-style="normal" fo:font-weight="normal" officeooo:rsid="0265ef2d"/>
    </style:style>
    <style:style style:name="T107" style:family="text">
      <style:text-properties fo:font-variant="normal" fo:text-transform="none" fo:color="#000000" fo:letter-spacing="normal" fo:font-style="normal" fo:font-weight="normal" officeooo:rsid="027b6fe7"/>
    </style:style>
    <style:style style:name="T108" style:family="text">
      <style:text-properties fo:font-variant="normal" fo:text-transform="none" fo:color="#000000" fo:letter-spacing="normal" fo:font-style="normal" fo:font-weight="normal" officeooo:rsid="02901951"/>
    </style:style>
    <style:style style:name="T109" style:family="text">
      <style:text-properties fo:font-variant="normal" fo:text-transform="none" fo:color="#000000" fo:letter-spacing="normal" fo:font-style="normal" fo:font-weight="normal" officeooo:rsid="029045af"/>
    </style:style>
    <style:style style:name="T110" style:family="text">
      <style:text-properties fo:font-variant="normal" fo:text-transform="none" fo:color="#000000" fo:letter-spacing="normal" fo:font-style="normal" fo:font-weight="normal" officeooo:rsid="02913f59"/>
    </style:style>
    <style:style style:name="T111" style:family="text">
      <style:text-properties fo:font-variant="normal" fo:text-transform="none" fo:color="#000000" fo:letter-spacing="normal" fo:font-style="normal" fo:font-weight="normal" officeooo:rsid="029190b3"/>
    </style:style>
    <style:style style:name="T112" style:family="text">
      <style:text-properties fo:font-variant="normal" fo:text-transform="none" fo:color="#000000" fo:letter-spacing="normal" fo:font-style="normal" fo:font-weight="normal" officeooo:rsid="02927096"/>
    </style:style>
    <style:style style:name="T113" style:family="text">
      <style:text-properties fo:font-variant="normal" fo:text-transform="none" fo:color="#000000" fo:letter-spacing="normal" fo:font-style="normal" fo:font-weight="normal" officeooo:rsid="02940323"/>
    </style:style>
    <style:style style:name="T114" style:family="text">
      <style:text-properties fo:font-variant="normal" fo:text-transform="none" fo:color="#000000" fo:letter-spacing="normal" fo:font-style="normal" fo:font-weight="normal" officeooo:rsid="0295e091"/>
    </style:style>
    <style:style style:name="T115" style:family="text">
      <style:text-properties fo:font-variant="normal" fo:text-transform="none" fo:color="#000000" fo:letter-spacing="normal" fo:font-style="normal" fo:font-weight="normal" officeooo:rsid="02991698"/>
    </style:style>
    <style:style style:name="T116" style:family="text">
      <style:text-properties fo:font-variant="normal" fo:text-transform="none" fo:color="#000000" fo:letter-spacing="normal" fo:font-style="normal" fo:font-weight="normal" officeooo:rsid="029b001b"/>
    </style:style>
    <style:style style:name="T117" style:family="text">
      <style:text-properties fo:font-variant="normal" fo:text-transform="none" fo:color="#000000" fo:letter-spacing="normal" fo:font-style="normal" fo:font-weight="normal" officeooo:rsid="029b3d07"/>
    </style:style>
    <style:style style:name="T118" style:family="text">
      <style:text-properties fo:font-variant="normal" fo:text-transform="none" fo:color="#000000" fo:letter-spacing="normal" fo:font-style="normal" fo:font-weight="normal" officeooo:rsid="029c9a6f"/>
    </style:style>
    <style:style style:name="T119" style:family="text">
      <style:text-properties fo:font-variant="normal" fo:text-transform="none" fo:color="#000000" fo:letter-spacing="normal" fo:font-style="normal" fo:font-weight="normal" officeooo:rsid="02a155fe"/>
    </style:style>
    <style:style style:name="T120" style:family="text">
      <style:text-properties fo:font-variant="normal" fo:text-transform="none" fo:color="#000000" fo:letter-spacing="normal" fo:font-style="normal" fo:font-weight="normal" officeooo:rsid="02a5fda4"/>
    </style:style>
    <style:style style:name="T121" style:family="text">
      <style:text-properties fo:font-variant="normal" fo:text-transform="none" fo:color="#000000" fo:letter-spacing="normal" fo:font-style="normal" fo:font-weight="normal" officeooo:rsid="02a7ee7f"/>
    </style:style>
    <style:style style:name="T122" style:family="text">
      <style:text-properties fo:font-variant="normal" fo:text-transform="none" fo:color="#000000" fo:letter-spacing="normal" fo:font-style="normal" fo:font-weight="normal" officeooo:rsid="02a96fa0"/>
    </style:style>
    <style:style style:name="T123" style:family="text">
      <style:text-properties fo:font-variant="normal" fo:text-transform="none" fo:color="#000000" fo:letter-spacing="normal" fo:font-style="normal" fo:font-weight="normal" officeooo:rsid="027b3ba4"/>
    </style:style>
    <style:style style:name="T124" style:family="text">
      <style:text-properties fo:font-variant="normal" fo:text-transform="none" fo:color="#000000" fo:letter-spacing="normal" fo:font-style="normal" fo:font-weight="normal" officeooo:rsid="02af04e3"/>
    </style:style>
    <style:style style:name="T125" style:family="text">
      <style:text-properties fo:font-variant="normal" fo:text-transform="none" fo:color="#000000" fo:letter-spacing="normal" fo:font-style="normal" fo:font-weight="normal" officeooo:rsid="02b510f0"/>
    </style:style>
    <style:style style:name="T126" style:family="text">
      <style:text-properties fo:font-variant="normal" fo:text-transform="none" fo:color="#000000" fo:letter-spacing="normal" fo:font-style="normal" fo:font-weight="normal" officeooo:rsid="02b52ca4"/>
    </style:style>
    <style:style style:name="T127" style:family="text">
      <style:text-properties fo:font-variant="normal" fo:text-transform="none" fo:color="#000000" fo:letter-spacing="normal" fo:font-style="normal" fo:font-weight="normal" officeooo:rsid="02b596fc"/>
    </style:style>
    <style:style style:name="T128" style:family="text">
      <style:text-properties fo:font-variant="normal" fo:text-transform="none" fo:color="#000000" fo:letter-spacing="normal" fo:font-style="normal" fo:font-weight="normal" officeooo:rsid="02b7dd6d"/>
    </style:style>
    <style:style style:name="T129" style:family="text">
      <style:text-properties fo:font-variant="normal" fo:text-transform="none" fo:color="#000000" fo:letter-spacing="normal" fo:font-style="normal" fo:font-weight="normal" officeooo:rsid="02bb0721"/>
    </style:style>
    <style:style style:name="T130" style:family="text">
      <style:text-properties fo:font-variant="normal" fo:text-transform="none" fo:color="#000000" fo:letter-spacing="normal" fo:font-style="normal" fo:font-weight="normal" officeooo:rsid="02bc1ee1"/>
    </style:style>
    <style:style style:name="T131" style:family="text">
      <style:text-properties fo:font-variant="normal" fo:text-transform="none" fo:color="#000000" fo:letter-spacing="normal" fo:font-style="normal" fo:font-weight="normal" officeooo:rsid="02bce711"/>
    </style:style>
    <style:style style:name="T132" style:family="text">
      <style:text-properties fo:font-variant="normal" fo:text-transform="none" fo:color="#000000" fo:letter-spacing="normal" fo:font-style="normal" fo:font-weight="normal" officeooo:rsid="02bd88df"/>
    </style:style>
    <style:style style:name="T133" style:family="text">
      <style:text-properties fo:font-variant="normal" fo:text-transform="none" fo:color="#000000" fo:letter-spacing="normal" fo:font-style="normal" fo:font-weight="normal" officeooo:rsid="02bee455"/>
    </style:style>
    <style:style style:name="T134" style:family="text">
      <style:text-properties fo:font-variant="normal" fo:text-transform="none" fo:color="#000000" fo:letter-spacing="normal" fo:font-style="normal" fo:font-weight="normal" officeooo:rsid="02c1ecca"/>
    </style:style>
    <style:style style:name="T135" style:family="text">
      <style:text-properties fo:font-variant="normal" fo:text-transform="none" fo:color="#000000" fo:letter-spacing="normal" fo:font-style="normal" fo:font-weight="normal" officeooo:rsid="02c2ab21"/>
    </style:style>
    <style:style style:name="T136" style:family="text">
      <style:text-properties fo:font-variant="normal" fo:text-transform="none" fo:color="#000000" fo:letter-spacing="normal" fo:font-style="normal" fo:font-weight="normal" officeooo:rsid="02c4a744"/>
    </style:style>
    <style:style style:name="T137" style:family="text">
      <style:text-properties fo:font-variant="normal" fo:text-transform="none" fo:color="#000000" fo:letter-spacing="normal" fo:font-style="normal" fo:font-weight="normal" officeooo:rsid="02c7cef5"/>
    </style:style>
    <style:style style:name="T138" style:family="text">
      <style:text-properties fo:font-variant="normal" fo:text-transform="none" fo:color="#000000" fo:letter-spacing="normal" fo:font-style="normal" fo:font-weight="normal" officeooo:rsid="02c93264"/>
    </style:style>
    <style:style style:name="T139" style:family="text">
      <style:text-properties fo:font-variant="normal" fo:text-transform="none" fo:color="#000000" fo:letter-spacing="normal" fo:font-style="normal" fo:font-weight="normal" officeooo:rsid="02ca90c0"/>
    </style:style>
    <style:style style:name="T140" style:family="text">
      <style:text-properties fo:font-variant="normal" fo:text-transform="none" fo:color="#000000" fo:letter-spacing="normal" fo:font-style="normal" fo:font-weight="normal" officeooo:rsid="02caa28e"/>
    </style:style>
    <style:style style:name="T141" style:family="text">
      <style:text-properties fo:font-variant="normal" fo:text-transform="none" fo:color="#000000" fo:letter-spacing="normal" fo:font-style="normal" fo:font-weight="normal" officeooo:rsid="02cbbac3"/>
    </style:style>
    <style:style style:name="T142" style:family="text">
      <style:text-properties fo:font-variant="normal" fo:text-transform="none" fo:color="#000000" fo:letter-spacing="normal" fo:font-style="normal" fo:font-weight="normal" officeooo:rsid="02d025d0"/>
    </style:style>
    <style:style style:name="T143" style:family="text">
      <style:text-properties fo:font-variant="normal" fo:text-transform="none" fo:color="#000000" fo:letter-spacing="normal" fo:font-style="normal" fo:font-weight="normal" officeooo:rsid="02d07e6b"/>
    </style:style>
    <style:style style:name="T144" style:family="text">
      <style:text-properties fo:font-variant="normal" fo:text-transform="none" fo:color="#000000" fo:letter-spacing="normal" fo:font-style="normal" fo:font-weight="normal" officeooo:rsid="02d25ab6"/>
    </style:style>
    <style:style style:name="T145" style:family="text">
      <style:text-properties fo:font-variant="normal" fo:text-transform="none" fo:color="#000000" fo:letter-spacing="normal" fo:font-style="normal" fo:font-weight="normal" officeooo:rsid="02d2aa9b"/>
    </style:style>
    <style:style style:name="T146" style:family="text">
      <style:text-properties fo:font-variant="normal" fo:text-transform="none" fo:color="#000000" fo:letter-spacing="normal" fo:font-style="normal" fo:font-weight="normal" officeooo:rsid="02d3139c"/>
    </style:style>
    <style:style style:name="T147" style:family="text">
      <style:text-properties fo:font-variant="normal" fo:text-transform="none" fo:color="#000000" fo:letter-spacing="normal" fo:font-style="normal" fo:font-weight="normal" officeooo:rsid="02d49f17"/>
    </style:style>
    <style:style style:name="T148" style:family="text">
      <style:text-properties fo:font-variant="normal" fo:text-transform="none" fo:color="#000000" fo:letter-spacing="normal" fo:font-style="normal" fo:font-weight="normal" officeooo:rsid="02d64b3a"/>
    </style:style>
    <style:style style:name="T149" style:family="text">
      <style:text-properties fo:font-variant="normal" fo:text-transform="none" fo:color="#000000" fo:letter-spacing="normal" fo:font-style="normal" fo:font-weight="normal" officeooo:rsid="02d90a39"/>
    </style:style>
    <style:style style:name="T150" style:family="text">
      <style:text-properties fo:font-variant="normal" fo:text-transform="none" fo:color="#000000" fo:letter-spacing="normal" fo:font-style="normal" fo:font-weight="normal" officeooo:rsid="02da96b8"/>
    </style:style>
    <style:style style:name="T151" style:family="text">
      <style:text-properties fo:font-variant="normal" fo:text-transform="none" fo:color="#000000" fo:letter-spacing="normal" fo:font-style="normal" fo:font-weight="normal" officeooo:rsid="02e0bfc5"/>
    </style:style>
    <style:style style:name="T152" style:family="text">
      <style:text-properties fo:font-variant="normal" fo:text-transform="none" fo:color="#000000" fo:letter-spacing="normal" fo:font-style="normal" fo:font-weight="normal" officeooo:rsid="02e0d73e"/>
    </style:style>
    <style:style style:name="T153" style:family="text">
      <style:text-properties fo:font-variant="normal" fo:text-transform="none" fo:color="#000000" fo:letter-spacing="normal" fo:font-style="normal" fo:font-weight="normal" officeooo:rsid="02e3db4c"/>
    </style:style>
    <style:style style:name="T154" style:family="text">
      <style:text-properties fo:font-variant="normal" fo:text-transform="none" fo:color="#000000" fo:letter-spacing="normal" fo:font-style="normal" fo:font-weight="normal" officeooo:rsid="02e5f290"/>
    </style:style>
    <style:style style:name="T155" style:family="text">
      <style:text-properties fo:font-variant="normal" fo:text-transform="none" fo:color="#000000" fo:letter-spacing="normal" fo:font-style="normal" fo:font-weight="normal" officeooo:rsid="02e6f83b"/>
    </style:style>
    <style:style style:name="T156" style:family="text">
      <style:text-properties fo:font-variant="normal" fo:text-transform="none" fo:color="#000000" fo:letter-spacing="normal" fo:font-style="normal" fo:font-weight="normal" officeooo:rsid="02e9e515"/>
    </style:style>
    <style:style style:name="T157" style:family="text">
      <style:text-properties fo:font-variant="normal" fo:text-transform="none" fo:color="#000000" fo:letter-spacing="normal" fo:font-style="normal" fo:font-weight="normal" officeooo:rsid="02eb140e"/>
    </style:style>
    <style:style style:name="T158" style:family="text">
      <style:text-properties fo:font-variant="normal" fo:text-transform="none" fo:color="#000000" fo:letter-spacing="normal" fo:font-style="normal" fo:font-weight="normal" officeooo:rsid="035dc7f4"/>
    </style:style>
    <style:style style:name="T159" style:family="text">
      <style:text-properties fo:font-variant="normal" fo:text-transform="none" fo:color="#000000" fo:letter-spacing="normal" fo:font-style="normal" fo:font-weight="normal" officeooo:rsid="035f536f"/>
    </style:style>
    <style:style style:name="T160" style:family="text">
      <style:text-properties fo:font-variant="normal" fo:text-transform="none" fo:color="#000000" fo:letter-spacing="normal" fo:font-style="normal" fo:font-weight="normal" officeooo:rsid="036855d9"/>
    </style:style>
    <style:style style:name="T161" style:family="text">
      <style:text-properties fo:font-variant="normal" fo:text-transform="none" fo:color="#000000" fo:letter-spacing="normal" fo:font-style="normal" fo:font-weight="normal" officeooo:rsid="0368d480"/>
    </style:style>
    <style:style style:name="T162" style:family="text">
      <style:text-properties fo:font-variant="normal" fo:text-transform="none" fo:color="#000000" fo:letter-spacing="normal" fo:font-style="normal" fo:font-weight="normal" officeooo:rsid="0369d840"/>
    </style:style>
    <style:style style:name="T163" style:family="text">
      <style:text-properties fo:font-variant="normal" fo:text-transform="none" fo:color="#000000" fo:letter-spacing="normal" fo:font-style="normal" fo:font-weight="normal" officeooo:rsid="036b6b09"/>
    </style:style>
    <style:style style:name="T164" style:family="text">
      <style:text-properties fo:font-variant="normal" fo:text-transform="none" fo:color="#000000" fo:letter-spacing="normal" fo:font-style="normal" fo:font-weight="normal" officeooo:rsid="036d1876"/>
    </style:style>
    <style:style style:name="T165" style:family="text">
      <style:text-properties fo:font-variant="normal" fo:text-transform="none" fo:color="#000000" fo:letter-spacing="normal" fo:font-style="normal" fo:font-weight="normal" officeooo:rsid="036fb713"/>
    </style:style>
    <style:style style:name="T166" style:family="text">
      <style:text-properties fo:font-variant="normal" fo:text-transform="none" fo:color="#000000" fo:letter-spacing="normal" fo:font-style="normal" officeooo:rsid="02af04e3"/>
    </style:style>
    <style:style style:name="T167" style:family="text">
      <style:text-properties fo:font-variant="normal" fo:text-transform="none" fo:color="#000000" fo:letter-spacing="normal" fo:font-style="normal" officeooo:rsid="02bcfc18"/>
    </style:style>
    <style:style style:name="T168" style:family="text">
      <style:text-properties fo:font-variant="normal" fo:text-transform="none" fo:color="#000000" fo:letter-spacing="normal" fo:font-style="normal" officeooo:rsid="027b3ba4"/>
    </style:style>
    <style:style style:name="T169" style:family="text">
      <style:text-properties fo:font-variant="normal" fo:text-transform="none" fo:color="#000000" fo:letter-spacing="normal" fo:font-style="normal" fo:font-weight="bold" style:font-weight-asian="bold" style:font-weight-complex="bold"/>
    </style:style>
    <style:style style:name="T170" style:family="text">
      <style:text-properties fo:font-variant="normal" fo:text-transform="none" fo:color="#000000" fo:letter-spacing="normal" fo:font-style="normal" fo:font-weight="bold" officeooo:rsid="02cbbac3" style:font-weight-asian="bold" style:font-weight-complex="bold"/>
    </style:style>
    <style:style style:name="T171" style:family="text">
      <style:text-properties fo:font-variant="normal" fo:text-transform="none" fo:color="#000000" fo:letter-spacing="normal" fo:font-style="normal" officeooo:rsid="02c6a43f"/>
    </style:style>
    <style:style style:name="T172" style:family="text">
      <style:text-properties fo:font-variant="normal" fo:text-transform="none" fo:color="#000000" fo:letter-spacing="normal" fo:font-style="normal" officeooo:rsid="02a7ee7f"/>
    </style:style>
    <style:style style:name="T173" style:family="text">
      <style:text-properties fo:font-variant="normal" fo:text-transform="none" fo:color="#000000" fo:letter-spacing="normal" fo:font-style="normal" officeooo:rsid="027a05d5"/>
    </style:style>
    <style:style style:name="T174" style:family="text">
      <style:text-properties fo:font-variant="normal" fo:text-transform="none" fo:color="#000000" fo:letter-spacing="normal" fo:font-style="normal" officeooo:rsid="02e771de"/>
    </style:style>
    <style:style style:name="T175" style:family="text">
      <style:text-properties fo:font-variant="normal" fo:text-transform="none" fo:color="#000000" fo:letter-spacing="normal" fo:font-style="normal" officeooo:rsid="02e7e1e8"/>
    </style:style>
    <style:style style:name="T176" style:family="text">
      <style:text-properties fo:font-variant="normal" fo:text-transform="none" fo:color="#000000" fo:letter-spacing="normal" fo:font-style="normal" officeooo:rsid="02dcd679"/>
    </style:style>
    <style:style style:name="T177" style:family="text">
      <style:text-properties fo:font-variant="normal" fo:text-transform="none" fo:color="#000000" fo:letter-spacing="normal" fo:font-style="normal" officeooo:rsid="02de2352"/>
    </style:style>
    <style:style style:name="T178" style:family="text">
      <style:text-properties fo:font-variant="normal" fo:text-transform="none" fo:color="#000000" fo:letter-spacing="normal" fo:font-style="normal" officeooo:rsid="028a8868"/>
    </style:style>
    <style:style style:name="T179" style:family="text">
      <style:text-properties officeooo:rsid="0264d1a5"/>
    </style:style>
    <style:style style:name="T180" style:family="text">
      <style:text-properties officeooo:rsid="0265ef2d"/>
    </style:style>
    <style:style style:name="T181" style:family="text">
      <style:text-properties officeooo:rsid="026bc93b"/>
    </style:style>
    <style:style style:name="T182" style:family="text">
      <style:text-properties officeooo:rsid="026c47a6"/>
    </style:style>
    <style:style style:name="T183" style:family="text">
      <style:text-properties officeooo:rsid="0271fd6f"/>
    </style:style>
    <style:style style:name="T184" style:family="text">
      <style:text-properties officeooo:rsid="0277ee9f"/>
    </style:style>
    <style:style style:name="T185" style:family="text">
      <style:text-properties officeooo:rsid="02af04e3"/>
    </style:style>
    <style:style style:name="T186" style:family="text">
      <style:text-properties officeooo:rsid="02ee05e0"/>
    </style:style>
    <style:style style:name="T187" style:family="text">
      <style:text-properties officeooo:rsid="02f35fab"/>
    </style:style>
    <style:style style:name="T188" style:family="text">
      <style:text-properties officeooo:rsid="02f4700d"/>
    </style:style>
    <style:style style:name="T189" style:family="text">
      <style:text-properties officeooo:rsid="02f5d113"/>
    </style:style>
    <style:style style:name="T190" style:family="text">
      <style:text-properties officeooo:rsid="02f8b663"/>
    </style:style>
    <style:style style:name="T191" style:family="text">
      <style:text-properties officeooo:rsid="02fb4f78"/>
    </style:style>
    <style:style style:name="T192" style:family="text">
      <style:text-properties officeooo:rsid="02fc31f1"/>
    </style:style>
    <style:style style:name="T193" style:family="text">
      <style:text-properties officeooo:rsid="02fc771c"/>
    </style:style>
    <style:style style:name="T194" style:family="text">
      <style:text-properties officeooo:rsid="02fcea90"/>
    </style:style>
    <style:style style:name="T195" style:family="text">
      <style:text-properties officeooo:rsid="02fd7dd6"/>
    </style:style>
    <style:style style:name="T196" style:family="text">
      <style:text-properties officeooo:rsid="02fdc3eb"/>
    </style:style>
    <style:style style:name="T197" style:family="text">
      <style:text-properties officeooo:rsid="03015a09"/>
    </style:style>
    <style:style style:name="T198" style:family="text">
      <style:text-properties officeooo:rsid="03021ed3"/>
    </style:style>
    <style:style style:name="T199" style:family="text">
      <style:text-properties officeooo:rsid="0303988c"/>
    </style:style>
    <style:style style:name="T200" style:family="text">
      <style:text-properties officeooo:rsid="03049db4"/>
    </style:style>
    <style:style style:name="T201" style:family="text">
      <style:text-properties officeooo:rsid="03085e86"/>
    </style:style>
    <style:style style:name="T202" style:family="text">
      <style:text-properties officeooo:rsid="0315915c"/>
    </style:style>
    <style:style style:name="T203" style:family="text">
      <style:text-properties officeooo:rsid="03163311"/>
    </style:style>
    <style:style style:name="T204" style:family="text">
      <style:text-properties officeooo:rsid="03194003"/>
    </style:style>
    <style:style style:name="T205" style:family="text">
      <style:text-properties officeooo:rsid="031dab33"/>
    </style:style>
    <style:style style:name="T206" style:family="text">
      <style:text-properties officeooo:rsid="0320e137"/>
    </style:style>
    <style:style style:name="T207" style:family="text">
      <style:text-properties officeooo:rsid="0324121a"/>
    </style:style>
    <style:style style:name="T208" style:family="text">
      <style:text-properties officeooo:rsid="032bcc63"/>
    </style:style>
    <style:style style:name="T209" style:family="text">
      <style:text-properties officeooo:rsid="032dc595"/>
    </style:style>
    <style:style style:name="T210" style:family="text">
      <style:text-properties officeooo:rsid="032f8484"/>
    </style:style>
    <style:style style:name="T211" style:family="text">
      <style:text-properties officeooo:rsid="03303df3"/>
    </style:style>
    <style:style style:name="T212" style:family="text">
      <style:text-properties officeooo:rsid="03303ebc"/>
    </style:style>
    <style:style style:name="T213" style:family="text">
      <style:text-properties officeooo:rsid="033054b4"/>
    </style:style>
    <style:style style:name="T214" style:family="text">
      <style:text-properties officeooo:rsid="03321d6b"/>
    </style:style>
    <style:style style:name="T215" style:family="text">
      <style:text-properties officeooo:rsid="0333337c"/>
    </style:style>
    <style:style style:name="T216" style:family="text">
      <style:text-properties officeooo:rsid="0334b252"/>
    </style:style>
    <style:style style:name="T217" style:family="text">
      <style:text-properties officeooo:rsid="01645117"/>
    </style:style>
    <style:style style:name="T218" style:family="text">
      <style:text-properties officeooo:rsid="0335a3d3"/>
    </style:style>
    <style:style style:name="T219" style:family="text">
      <style:text-properties officeooo:rsid="0338a6ce"/>
    </style:style>
    <style:style style:name="T220" style:family="text">
      <style:text-properties officeooo:rsid="0338a977"/>
    </style:style>
    <style:style style:name="T221" style:family="text">
      <style:text-properties officeooo:rsid="033a11b9"/>
    </style:style>
    <style:style style:name="T222" style:family="text">
      <style:text-properties officeooo:rsid="033c5d32"/>
    </style:style>
    <style:style style:name="T223" style:family="text">
      <style:text-properties officeooo:rsid="033efded"/>
    </style:style>
    <style:style style:name="T224" style:family="text">
      <style:text-properties officeooo:rsid="034595a7"/>
    </style:style>
    <style:style style:name="T225" style:family="text">
      <style:text-properties officeooo:rsid="034842f2"/>
    </style:style>
    <style:style style:name="T226" style:family="text">
      <style:text-properties officeooo:rsid="034c06b6"/>
    </style:style>
    <style:style style:name="T227" style:family="text">
      <style:text-properties officeooo:rsid="034e910c"/>
    </style:style>
    <style:style style:name="T228" style:family="text">
      <style:text-properties officeooo:rsid="03506cad"/>
    </style:style>
    <style:style style:name="T229" style:family="text">
      <style:text-properties officeooo:rsid="03521a10"/>
    </style:style>
    <style:style style:name="T230" style:family="text">
      <style:text-properties officeooo:rsid="03535e59"/>
    </style:style>
    <style:style style:name="T231" style:family="text">
      <style:text-properties officeooo:rsid="0357e4a7"/>
    </style:style>
    <style:style style:name="T232" style:family="text">
      <style:text-properties officeooo:rsid="035ccc56"/>
    </style:style>
    <style:style style:name="T233" style:family="text">
      <style:text-properties officeooo:rsid="0362781f"/>
    </style:style>
    <style:style style:name="T234" style:family="text">
      <style:text-properties officeooo:rsid="0375ff68"/>
    </style:style>
    <style:style style:name="T235" style:family="text">
      <style:text-properties officeooo:rsid="03771342"/>
    </style:style>
    <style:style style:name="T236" style:family="text">
      <style:text-properties officeooo:rsid="0379634e"/>
    </style:style>
    <style:style style:name="T237" style:family="text">
      <style:text-properties officeooo:rsid="037ca3eb"/>
    </style:style>
    <style:style style:name="T238" style:family="text">
      <style:text-properties officeooo:rsid="037ec475"/>
    </style:style>
    <style:style style:name="T239" style:family="text">
      <style:text-properties officeooo:rsid="037f60b6"/>
    </style:style>
    <style:style style:name="T240" style:family="text">
      <style:text-properties officeooo:rsid="03831cc3"/>
    </style:style>
    <style:style style:name="T241" style:family="text">
      <style:text-properties officeooo:rsid="0384eee7"/>
    </style:style>
    <style:style style:name="T242" style:family="text">
      <style:text-properties officeooo:rsid="0385832c"/>
    </style:style>
    <style:style style:name="T243" style:family="text">
      <style:text-properties officeooo:rsid="0387cc4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3" text:outline-level="1"><text:bookmark-start text:name="__RefHeading___Toc4322_252700838"/><text:span text:style-name="T186">Twister2 - </text:span>Kubernetes Integration<text:bookmark-end text:name="__RefHeading___Toc4322_252700838"/></text:h>
      <text:p text:style-name="P1">by Ahmet Uyar</text:p>
      <text:p text:style-name="Text_20_body"/>
      <text:p text:style-name="P141">First, we provide a general overview of Kubernetes system. We discuss its features from Twister2 integration perspective. Then, we explain the design decisions that we have made when implementing each aspect of Twister2 on Kubernetes. We provide the implementation details and provided features. In addition, we explain the limitations of each feature and point out the future works. </text:p>
      <text:p text:style-name="P140">In addition to running Twister2 jobs on Kubernetes clusters, I have implemented 5 <text:span text:style-name="T236">types of APIs/services: Worker Discovery API, Persistent Storage API, Persistent Logging API, Services for Twister2 Jobs, and Worker Binding and Mapping. Each one is explained in a separate section as can be seen from the Table of Contents below. </text:span></text:p>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5"><text:a xlink:type="simple" xlink:href="#__RefHeading___Toc4322_252700838" text:style-name="Index_20_Link" text:visited-style-name="Index_20_Link">Twister2 - Kubernetes Integration<text:tab/>1</text:a></text:p>
          <text:p text:style-name="P174"><text:a xlink:type="simple" xlink:href="#__RefHeading___Toc4012_252700838" text:style-name="Index_20_Link" text:visited-style-name="Index_20_Link">Kubernetes Overview<text:tab/>1</text:a></text:p>
          <text:p text:style-name="P174"><text:a xlink:type="simple" xlink:href="#__RefHeading___Toc4028_252700838" text:style-name="Index_20_Link" text:visited-style-name="Index_20_Link">Implementing Twister2 Jobs on Kubernetes<text:tab/>3</text:a></text:p>
          <text:p text:style-name="P174"><text:a xlink:type="simple" xlink:href="#__RefHeading___Toc4032_252700838" text:style-name="Index_20_Link" text:visited-style-name="Index_20_Link">Packaging and Running Twister2 in Kubernetes<text:tab/>4</text:a></text:p>
          <text:p text:style-name="P174"><text:a xlink:type="simple" xlink:href="#__RefHeading___Toc4050_252700838" text:style-name="Index_20_Link" text:visited-style-name="Index_20_Link">Building Docker Images for Twister2<text:tab/>6</text:a></text:p>
          <text:p text:style-name="P174"><text:a xlink:type="simple" xlink:href="#__RefHeading___Toc4054_252700838" text:style-name="Index_20_Link" text:visited-style-name="Index_20_Link">Worker Discovery API<text:tab/>7</text:a></text:p>
          <text:p text:style-name="P174"><text:a xlink:type="simple" xlink:href="#__RefHeading___Toc4068_252700838" text:style-name="Index_20_Link" text:visited-style-name="Index_20_Link">Persistent Storage API<text:tab/>9</text:a></text:p>
          <text:p text:style-name="P174"><text:a xlink:type="simple" xlink:href="#__RefHeading___Toc4078_252700838" text:style-name="Index_20_Link" text:visited-style-name="Index_20_Link">Persistent Logging API<text:tab/>10</text:a></text:p>
          <text:p text:style-name="P174"><text:a xlink:type="simple" xlink:href="#__RefHeading___Toc4088_252700838" text:style-name="Index_20_Link" text:visited-style-name="Index_20_Link">Services for Twister2 Jobs<text:tab/>12</text:a></text:p>
          <text:p text:style-name="P174"><text:a xlink:type="simple" xlink:href="#__RefHeading___Toc4096_252700838" text:style-name="Index_20_Link" text:visited-style-name="Index_20_Link">Worker Binding and Mapping<text:tab/>13</text:a></text:p>
          <text:p text:style-name="P174"><text:a xlink:type="simple" xlink:href="#__RefHeading___Toc4445_252700838" text:style-name="Index_20_Link" text:visited-style-name="Index_20_Link">Y</text:a><text:a xlink:type="simple" xlink:href="#__RefHeading___Toc4445_252700838" text:style-name="Index_20_Link" text:visited-style-name="Index_20_Link">AML Files</text:a><text:a xlink:type="simple" xlink:href="#__RefHeading___Toc4445_252700838" text:style-name="Index_20_Link" text:visited-style-name="Index_20_Link"><text:tab/>17</text:a></text:p>
        </text:index-body>
      </text:table-of-content>
      <text:p text:style-name="Text_20_body"/>
      <text:h text:style-name="P184" text:outline-level="2"><text:bookmark-start text:name="__RefHeading___Toc4012_252700838"/>Kubernetes <text:span text:style-name="T233">Overview</text:span><text:bookmark-end text:name="__RefHeading___Toc4012_252700838"/></text:h>
      <text:p text:style-name="Standard">Kubernetes is an open source system for managing containerized applications across multiple hosts, providing basic mechanisms for deployment, maintenance, and scaling of applications.</text:p>
      <text:p text:style-name="Standard"/>
      <text:p text:style-name="P4">Kubernetes provides two types of computing components: </text:p>
      <text:list xml:id="list3226876115336268140" text:style-name="L1">
        <text:list-item>
          <text:p text:style-name="P186">pods</text:p>
        </text:list-item>
        <text:list-item>
          <text:p text:style-name="P186">containers</text:p>
        </text:list-item>
      </text:list>
      <text:h text:style-name="Heading_20_3" text:outline-level="3"><text:bookmark-start text:name="__RefHeading___Toc4014_252700838"/>Pods<text:bookmark-end text:name="__RefHeading___Toc4014_252700838"/></text:h>
      <text:p text:style-name="P23">Pods are like virtual machines. They run containers. The applications in containers perform the actual computation. A pod without a container is useless. </text:p>
      <text:p text:style-name="P5">Pods have: </text:p>
      <text:list xml:id="list80221417418039795" text:style-name="L2">
        <text:list-item>
          <text:p text:style-name="P187">a file system that can be shared by the running containers in the pod</text:p>
        </text:list-item>
        <text:list-item>
          <text:p text:style-name="P187">an IP address that can be used by the running containers in the pod</text:p>
        </text:list-item>
      </text:list>
      <text:p text:style-name="P5"/>
      <text:h text:style-name="Heading_20_3" text:outline-level="3"><text:bookmark-start text:name="__RefHeading___Toc4016_252700838"/><text:soft-page-break/>Containers<text:bookmark-end text:name="__RefHeading___Toc4016_252700838"/></text:h>
      <text:p text:style-name="P6">Containers are packaged applications with all their dependencies. They are supposed to run without any outside <text:span text:style-name="T187">dependency</text:span>.</text:p>
      <text:p text:style-name="P3"/>
      <text:p text:style-name="P7">Containers run in pods <text:span text:style-name="T187">in Kubernetes</text:span>. There can be one or multiple containers running on a pod. </text:p>
      <text:p text:style-name="P7"/>
      <text:p text:style-name="P9">Container to Container Communication<text:span text:style-name="T237">s</text:span></text:p>
      <text:p text:style-name="P8">Containers use the IP address of the <text:span text:style-name="T187">encompassing </text:span>pod to communicate with others. Containers have their own port numbers <text:span text:style-name="T188">though</text:span>. </text:p>
      <text:list xml:id="list7042742007518717284" text:style-name="L3">
        <text:list-item>
          <text:p text:style-name="P188">Containers can communicate with other containers in the same pod with shared files or localhost network interface. </text:p>
        </text:list-item>
        <text:list-item>
          <text:p text:style-name="P189">Containers <text:span text:style-name="T1">can communicate with other containers in other pods using IP communication or mounting a shared files system among the pods such as NFS. </text:span></text:p>
        </text:list-item>
      </text:list>
      <text:p text:style-name="P10"/>
      <text:h text:style-name="Heading_20_3" text:outline-level="3"><text:bookmark-start text:name="__RefHeading___Toc4018_252700838"/><text:span text:style-name="T2">Containers and </text:span>Pod Management<text:bookmark-end text:name="__RefHeading___Toc4018_252700838"/></text:h>
      <text:p text:style-name="P12">Kubernetes provides services to manage containerized applications for deployment, maintenance, and scaling:</text:p>
      <text:list xml:id="list122426682058064734" text:style-name="L4">
        <text:list-item>
          <text:p text:style-name="P190">It can restart failed containers. </text:p>
        </text:list-item>
        <text:list-item>
          <text:p text:style-name="P190">It can increase the number of instances running or decrease them. </text:p>
        </text:list-item>
        <text:list-item>
          <text:p text:style-name="P190">It can help rolling updates to applications. </text:p>
        </text:list-item>
        <text:list-item>
          <text:p text:style-name="P190">It provides monitoring tools for pods and containers. </text:p>
        </text:list-item>
        <text:list-item>
          <text:p text:style-name="P190">It provides networking facilities. It provides internal IP addresses to each pod. It can also expose pod <text:span text:style-name="T189">applications</text:span> to outside <text:span text:style-name="T189">world </text:span>by setting <text:span text:style-name="T189">up </text:span>services. </text:p>
        </text:list-item>
        <text:list-item>
          <text:p text:style-name="P191">It provides pod binding and mapping to nodes in clusters. Users can request their pods to run in some specific nodes or vice versa. </text:p>
        </text:list-item>
      </text:list>
      <text:p text:style-name="P11"/>
      <text:p text:style-name="P13">Kubernetes provides many types of pod management <text:span text:style-name="T190">constructs</text:span>. Some of them are </text:p>
      <text:list xml:id="list6687224548494918606" text:style-name="L5">
        <text:list-item>
          <text:p text:style-name="P192">Deployments</text:p>
        </text:list-item>
        <text:list-item>
          <text:p text:style-name="P192">StatefulSets</text:p>
        </text:list-item>
        <text:list-item>
          <text:p text:style-name="P192">Jobs</text:p>
        </text:list-item>
        <text:list-item>
          <text:p text:style-name="P193">Bare pods</text:p>
        </text:list-item>
      </text:list>
      <text:h text:style-name="Heading_20_4" text:outline-level="4"><text:bookmark-start text:name="__RefHeading___Toc4020_252700838"/>Deployments<text:bookmark-end text:name="__RefHeading___Toc4020_252700838"/></text:h>
      <text:p text:style-name="P13">A deployment object tries to bring back the system to its desired state at a controlled rate. <text:span text:style-name="T4">It can make sure that some number of replicas for pods always run. It can be used for:</text:span></text:p>
      <text:list xml:id="list2788172061959252154" text:style-name="L6">
        <text:list-item>
          <text:p text:style-name="P194">A new state can be defined and the system can be moved to the new state <text:span text:style-name="T3">at a controlled rate.</text:span></text:p>
        </text:list-item>
        <text:list-item>
          <text:p text:style-name="P194">It can rollback to an earlier Deployment revision if the current state of the Deployment is not stable. </text:p>
        </text:list-item>
        <text:list-item>
          <text:p text:style-name="P195">Scale up the Deployment to facilitate more load. </text:p>
        </text:list-item>
        <text:list-item>
          <text:p text:style-name="P195">Pause the Deployment to apply multiple fixes to its PodTemplateSpec and then resume it to start a new roll out.</text:p>
        </text:list-item>
      </text:list>
      <text:h text:style-name="Heading_20_4" text:outline-level="4"><text:bookmark-start text:name="__RefHeading___Toc4022_252700838"/>StatefulSets<text:bookmark-end text:name="__RefHeading___Toc4022_252700838"/></text:h>
      <text:p text:style-name="P14">StatefulSet is used to manage stateful applications. </text:p>
      <text:p text:style-name="P15">StatefulSets are valuable for applications that require one or more of the following.</text:p>
      <text:list xml:id="list2089642739151466115" text:style-name="L7">
        <text:list-item>
          <text:p text:style-name="P196">Stable, unique network identifiers.</text:p>
        </text:list-item>
        <text:list-item>
          <text:p text:style-name="P196">Stable, persistent storage.</text:p>
        </text:list-item>
        <text:list-item>
          <text:p text:style-name="P196">Ordered, graceful deployment and scaling.</text:p>
        </text:list-item>
        <text:list-item>
          <text:p text:style-name="P196"><text:soft-page-break/>Ordered, graceful deletion and termination.</text:p>
        </text:list-item>
        <text:list-item>
          <text:p text:style-name="P204">Ordered, automated rolling updates.</text:p>
        </text:list-item>
      </text:list>
      <text:p text:style-name="P177"><text:span text:style-name="T6">Unique IDs for pods:</text:span> a StatefulSet maintains a sticky identity for each of their Pods. These pods are created from the same spec, but are not interchangeable: each has a persistent identifier that it maintains across any rescheduling.</text:p>
      <text:p text:style-name="P178"><text:span text:style-name="T6">Persistent Storage</text:span>: The storage for a given Pod must either be provisioned by a PersistentVolume Provisioner, or pre-provisioned by an admin. <text:span text:style-name="T23">Deleting a StatefulSet/pod will not delete the volumes associated with the StatefulSet. Deleting volumes must be done manually. </text:span></text:p>
      <text:p text:style-name="P179"><text:span text:style-name="T6">Requirement</text:span>: StatefulSets currently require a Headless Service to be responsible for the network identity of the Pods. You are responsible for creating this Service.</text:p>
      <text:p text:style-name="P180"><text:span text:style-name="T6">Ordinal Index:</text:span> For a StatefulSet with N replicas, each Pod in the StatefulSet will be assigned an integer ordinal, from 0 up through N-1, that is unique over the Set.</text:p>
      <text:p text:style-name="P16"><text:span text:style-name="T6">Pod Initiation Policy</text:span> (Pod Management Policy): Pods of a StatefulSet can be initiated in order (one after the other) or in parallel. </text:p>
      <text:h text:style-name="Heading_20_4" text:outline-level="4"><text:bookmark-start text:name="__RefHeading___Toc4024_252700838"/>Jobs<text:bookmark-end text:name="__RefHeading___Toc4024_252700838"/></text:h>
      <text:p text:style-name="P181">A job creates one or more pods and ensures that a specified number of them successfully terminate. As pods successfully complete, the job tracks the successful completions. When a specified number of successful completions is reached, the job itself is complete. Deleting a Job will cleanup the pods it created.</text:p>
      <text:p text:style-name="P182"><text:span text:style-name="T6">Parallel Jobs with a fixed completion count</text:span>: the job is complete when a desired number of <text:s/>pods complete <text:span text:style-name="T24">with success</text:span>. <text:span text:style-name="T24">Pods are restarted on unsuccessful exits. </text:span></text:p>
      <text:p text:style-name="P183"><text:span text:style-name="T6">Parallel Jobs with a work queue:</text:span> Each pod is independently capable of determining whether or not all its peers are done, thus the entire Job is done. When any pod terminates with success, no new pods are created. Once any pod has exited with success, no other pod should still be doing any work or writing any output. They should all be in the process of exiting <text:span text:style-name="T25">(This means that pods should wait others to complete before exiting).</text:span></text:p>
      <text:h text:style-name="Heading_20_4" text:outline-level="4"><text:bookmark-start text:name="__RefHeading___Toc4026_252700838"/>Bare Pods<text:bookmark-end text:name="__RefHeading___Toc4026_252700838"/></text:h>
      <text:p text:style-name="P24">Bare pods are fully managed by user<text:span text:style-name="T191">s</text:span>. They are initialized and ended by users. Kubernetes does not provide any services. <text:span text:style-name="T237">Bare pods have their own cluster IP addresses. They can communicate with other pods in the cluster by using this IP address. </text:span></text:p>
      <text:h text:style-name="Heading_20_2" text:outline-level="2"><text:bookmark-start text:name="__RefHeading___Toc4028_252700838"/>Implementing Twister2 Jobs on Kubernetes<text:bookmark-end text:name="__RefHeading___Toc4028_252700838"/></text:h>
      <text:p text:style-name="P17"><text:span text:style-name="T193">We decided to </text:span>us<text:span text:style-name="T193">e</text:span> StatefulSets <text:span text:style-name="T192">for implementing Twister2 jobs on Kubernetes</text:span>:</text:p>
      <text:list xml:id="list7492787236853949841" text:style-name="L8">
        <text:list-item>
          <text:p text:style-name="P197"><text:span text:style-name="T194">They p</text:span>rovide unique IDs for <text:span text:style-name="T194">all </text:span>pods <text:span text:style-name="T194">in a job</text:span></text:p>
        </text:list-item>
        <text:list-item>
          <text:p text:style-name="P198"><text:span text:style-name="T194">They p</text:span>rovide persistent storage <text:span text:style-name="T194">support</text:span></text:p>
        </text:list-item>
        <text:list-item>
          <text:p text:style-name="P199"><text:span text:style-name="T195">They support services for e</text:span>xternal communication<text:span text:style-name="T238">s</text:span></text:p>
        </text:list-item>
      </text:list>
      <text:p text:style-name="P18">Disadvantages of StatefulSets:</text:p>
      <text:list xml:id="list4415823237748051574" text:style-name="L9">
        <text:list-item>
          <text:p text:style-name="P200">We need to monitor pod completions and delete the <text:span text:style-name="T196">StatefulSet objects explicitly when all workers have completed</text:span>. <text:span text:style-name="T26">When a pod exits without being deleted, Kubernetes tries to restart it. So when pods have completed, they need to wait to be deleted. </text:span></text:p>
        </text:list-item>
        <text:list-item>
          <text:p text:style-name="P201">Initialization cost<text:span text:style-name="T197">s</text:span> <text:span text:style-name="T197">of StatefulSets are a little longer than the i</text:span>nitialization cost<text:span text:style-name="T197">s</text:span> <text:span text:style-name="T197">of</text:span> Jobs. My tests shows that it takes 5-10% more <text:span text:style-name="T197">time </text:span>to initialize a StatefulSet compared to a Job. </text:p>
        </text:list-item>
      </text:list>
      <text:p text:style-name="P19"/>
      <text:p text:style-name="P19">Heron <text:span text:style-name="T198">is </text:span>implemented by using StatefulSets. </text:p>
      <text:h text:style-name="Heading_20_3" text:outline-level="3"><text:bookmark-start text:name="__RefHeading___Toc4030_252700838"/><text:soft-page-break/>Implementing Twister2 Workers in Kubernetes<text:bookmark-end text:name="__RefHeading___Toc4030_252700838"/></text:h>
      <text:p text:style-name="P20">There are a number of choices <text:span text:style-name="T199">when </text:span>implement<text:span text:style-name="T199">ing</text:span> Twister2 workers in Kubernetes:</text:p>
      <text:list xml:id="list9030604426986834587" text:style-name="L10">
        <text:list-item>
          <text:p text:style-name="P202"><text:span text:style-name="T6">One worker one pod:</text:span> One worker can run in each pod.</text:p>
        </text:list-item>
        <text:list-item>
          <text:p text:style-name="P202"><text:span text:style-name="T6">One worker one container:</text:span> <text:span text:style-name="T200">M</text:span>ultiple workers can run in each pod as separate containers.</text:p>
        </text:list-item>
        <text:list-item>
          <text:p text:style-name="P203"><text:span text:style-name="T7">O</text:span><text:span text:style-name="T6">ne worker one process</text:span>: Multiple workers can run in a container as separate processes.</text:p>
        </text:list-item>
      </text:list>
      <text:p text:style-name="P2"/>
      <text:p text:style-name="P21">One worker one pod is the recommended solution for applications to run in Kubernetes. However, initialization of pods for each worker is slower <text:span text:style-name="T27">compared to the other cases</text:span>. </text:p>
      <text:p text:style-name="P21"/>
      <text:p text:style-name="P22">Kubernetes does not provide any support (logging, monitoring) for multiple processes in a container. <text:span text:style-name="T28">We need to keep track of the lifecycle of processes in containers. Also no resource isolation is provided. </text:span></text:p>
      <text:p text:style-name="P22"/>
      <text:p text:style-name="P25">Second option <text:span text:style-name="T201">seems to </text:span>be <text:span text:style-name="T201">the </text:span>best <text:span text:style-name="T201">option </text:span>for our case. <text:span text:style-name="T201">Each Twister2 worker runs as a container. Multiple workers can run in a single pod. Users can set the number of workers in each pod using a configuration file. This also covers the first option since users can request that each pod runs only one worker. </text:span></text:p>
      <text:p text:style-name="P25"/>
      <text:p text:style-name="P26">Heron runs one pod for each Heron container. <text:span text:style-name="T31">(Ref: https://github.com/twitter/heron/blob/master/website/content/docs/operators/deployment/schedulers/kubernetes.md)</text:span></text:p>
      <text:h text:style-name="Heading_20_2" text:outline-level="2"><text:bookmark-start text:name="__RefHeading___Toc4032_252700838"/>Packaging and Running Twister2 in Kubernetes<text:bookmark-end text:name="__RefHeading___Toc4032_252700838"/></text:h>
      <text:p text:style-name="P27">We create a container for the core twister2 package. <text:span text:style-name="T30">This container will be downloaded from a container store such as the docker hub. Therefore, there is no need to transfer the core Twister2 package to pods explicitly. However, we need to transfer the job package to the pods explicitly when submitting a job. </text:span></text:p>
      <text:h text:style-name="Heading_20_3" text:outline-level="3"><text:bookmark-start text:name="__RefHeading___Toc4034_252700838"/>Transferring the Job Package to Pods<text:bookmark-end text:name="__RefHeading___Toc4034_252700838"/></text:h>
      <text:p text:style-name="P27">We transfer the job package to pods <text:span text:style-name="T29">by using “</text:span><text:span text:style-name="T8">kubectl cp</text:span><text:span text:style-name="T29">” command. This eliminates building a new container for each job submission. The client submitting the job needs to run on a machine where kubectl is configured to run with the Kubernetes master. We believe that should be a reasonable assumption. <text:s/></text:span></text:p>
      <text:p text:style-name="P28">After the job is submitted, the job package will be copied to each pod by the submitting client. The <text:span text:style-name="T34">event</text:span> of pods <text:span text:style-name="T34">are</text:span> monitored and when the <text:span text:style-name="T34">first container in a pod becomes “Started”</text:span>, job package <text:span text:style-name="T34">transfer to that pod started. A single thread (PodWatcher) is started to monitor the events of all pods in a StatefulSet. It has the list of all pods and writes the received “Started” event to that list. </text:span></text:p>
      <text:h text:style-name="Heading_20_3" text:outline-level="3"><text:bookmark-start text:name="__RefHeading___Toc4036_252700838"/><text:span text:style-name="T13">Start</text:span><text:span text:style-name="T15">ing</text:span><text:span text:style-name="T13"> </text:span><text:span text:style-name="T6">Job Package </text:span><text:span text:style-name="T15">File T</text:span><text:span text:style-name="T6">ransfer</text:span><text:bookmark-end text:name="__RefHeading___Toc4036_252700838"/></text:h>
      <text:p text:style-name="P123"><text:span text:style-name="T32">We can start transferring the job package w</text:span>hen <text:span text:style-name="T32">the </text:span>phase of the pod reache<text:span text:style-name="T32">s</text:span> to “Running”. However this takes longer than necessary. Because pod phase reaches to “Running” after all containers are started. When <text:span text:style-name="T32">there are </text:span>10 containers <text:span text:style-name="T32">in a pod, </text:span>it takes around 7 seconds to start all containers. So the pod becomes Running after that much time. <text:span text:style-name="T32">We decided to watch the events for a pod and get the container started events instead. After the first container is started in a pod, we try to transfer the file. If it fails, we retry after waiting some milliseconds. Usually it succeeds in the first try but </text:span><text:soft-page-break/><text:span text:style-name="T32">sometimes it may fail and succeed in the second try. Occasionally it may succeed in third or fourth tries.</text:span></text:p>
      <text:h text:style-name="Heading_20_3" text:outline-level="3"><text:bookmark-start text:name="__RefHeading___Toc4038_252700838"/><text:span text:style-name="T9">Parallel Transfer</text:span><text:span text:style-name="T16">ring</text:span><text:span text:style-name="T9"> of </text:span><text:span text:style-name="T10">the </text:span><text:span text:style-name="T9">Job Package</text:span><text:bookmark-end text:name="__RefHeading___Toc4038_252700838"/></text:h>
      <text:p text:style-name="P29"><text:span text:style-name="T34">Transferring the job package to a pod may take some time since “kubectl cp” command runs as a separate process.</text:span> <text:span text:style-name="T34">It is not implemented in Kubernetes java client. Therefore, it is much faster to transfer the job package to each pod in parallel from separate threads. </text:span></text:p>
      <text:p text:style-name="P30">A separate <text:span text:style-name="T35">thread (JobPackageTransferThread) is started to transfer the job package to each pod. It waits and checks the status of the assigned pod from PodWatcher list. When its pod becomes started, it tries to transfer the job package by starting a process to use “kubectl cp” command. Sometimes this command may fail. In that case, it retries to send the package. It retries based on the value of MAX_FILE_TRANSFER_TRY_COUNT. Currently we set this value to 5. It can be changed in source code. </text:span></text:p>
      <text:h text:style-name="Heading_20_3" text:outline-level="3"><text:bookmark-start text:name="__RefHeading___Toc4040_252700838"/>Shared Directory in Pods<text:bookmark-end text:name="__RefHeading___Toc4040_252700838"/></text:h>
      <text:p text:style-name="P142">We create a shared directory in pods. This directory is shared by all containers in that pod. When multiple workers are running on a pod, only one instance of the job package will be transferred to that pod. This is a memory based directory. The files in this directory is kept in memory. The reason is that we want to get better performance. Since job packages do not tend to be very big, it should not be a problem for them to be kept in memory. If a need arise later on, we can easily make this directory disk based. </text:p>
      <text:p text:style-name="P31">Shared directory is not persistent. So its lifetime is limited with the lifetime of the pod. Therefore, no persistent data should be put in it.</text:p>
      <text:h text:style-name="Heading_20_3" text:outline-level="3"><text:bookmark-start text:name="__RefHeading___Toc4042_252700838"/><text:span text:style-name="T6">Unpacking </text:span><text:span text:style-name="T11">the </text:span><text:span text:style-name="T6">Job Package</text:span><text:bookmark-end text:name="__RefHeading___Toc4042_252700838"/></text:h>
      <text:p text:style-name="P143">The job package is transferred to the shared directory in each pod. When there are multiple containers in a pod, only one of them needs to unpack it. In our case, always the worker in the first container unpacks the job package. </text:p>
      <text:h text:style-name="Heading_20_3" text:outline-level="3"><text:bookmark-start text:name="__RefHeading___Toc4044_252700838"/>Monitoring the status of Job Package Transfer<text:bookmark-end text:name="__RefHeading___Toc4044_252700838"/></text:h>
      <text:p text:style-name="P144">When a container is started, the worker in that container also starts. However, the job package is not transferred to the pod yet. So, the worker needs to wait for the job package to arrive. Job package transfer is handled by the submitting client. Workers only monitor the status of the transfer and the first worker needs to unpack it. </text:p>
      <text:p text:style-name="P97">First Worker Start</text:p>
      <text:p text:style-name="P124">When the first container in a pod started, its worker also started. It checks the shared directory continually for the arrival of the job package. When it sees the job package, it checks its file size. When the the size is the same as the value specified in environment variable, it assumes that the job package transfer is complete. It unpacks the job package and writes a flag file to the shared directory to let other workers to know in the same pod. </text:p>
      <text:p text:style-name="P97">Other Workers</text:p>
      <text:p text:style-name="P124"><text:soft-page-break/>When a worker other than the first worker starts in a pod, it checks the flag file in the shared directory. It waits until it sees the flag file. When the flag file is written by the first worker, it proceeds. </text:p>
      <text:p text:style-name="P125"><text:span text:style-name="T12">Unpacking by the submitting client?</text:span><text:span text:style-name="T36"> </text:span></text:p>
      <text:p text:style-name="P125"><text:span text:style-name="T36">The submitting client may unpack the job package after completing the transfer. However, this is taking much longer. It is much faster to unpack by the workers. </text:span><text:s/></text:p>
      <text:h text:style-name="Heading_20_3" text:outline-level="3"><text:bookmark-start text:name="__RefHeading___Toc4046_252700838"/>Dynamic Loading of <text:span text:style-name="T202">the </text:span>Job Package<text:bookmark-end text:name="__RefHeading___Toc4046_252700838"/></text:h>
      <text:p text:style-name="P126">Since the job package is transferred after the workers are started, job jar file needs to be loaded <text:span text:style-name="T202">into JVM </text:span>dynamically. <text:span text:style-name="T203">Each worker loads the job jar file into JVM dynamically. </text:span></text:p>
      <text:h text:style-name="Heading_20_3" text:outline-level="3"><text:bookmark-start text:name="__RefHeading___Toc4048_252700838"/>Limitations and Future Works<text:bookmark-end text:name="__RefHeading___Toc4048_252700838"/></text:h>
      <text:p text:style-name="P150"><text:span text:style-name="T22">Automatic Termination of </text:span><text:span text:style-name="T19">Jobs:</text:span><text:span text:style-name="T238"> </text:span>StatefulSets are supposed to be long running services. They are restarted if they finish <text:span text:style-name="T207">and exit </text:span>by <text:span text:style-name="T207">the</text:span> Kubernetes master. Therefore, instead of simply exiting when they are finished, they need to be deleted <text:span text:style-name="T207">explicitly</text:span>. <text:span text:style-name="T206">An entity needs to monitor the status of workers and when they have all completed the computation, the StatefulSet needs to be deleted from Kubernetes master. When we implement the Job Master, this can also be another service to be implemented on that. Currently, submitting client needs to terminate the started jobs on Kubernetes manually. They just wait indefinitely when they finished computation. Since they are restarted, if they exit by the Kubernetes master. </text:span></text:p>
      <text:p text:style-name="P152"><text:span text:style-name="T6">Dynamic Worker Additions/Removal</text:span>: In our current implementation, new workers can not be added after a job is started or some workers can not be removed from the job <text:span text:style-name="T239">when it is running. Dynamic worker additions and removal can be implemented. This feature may best be implemented by using a Job Manager. The user or workers can ask for new workers or removal of some workers from the Job Master. It can communicate with the Kubernetes master to perform worker additions and removals. </text:span></text:p>
      <text:p text:style-name="P206"><text:span text:style-name="T20">Worker </text:span><text:span text:style-name="T21">Res</text:span><text:span text:style-name="T6">tarts After Failures</text:span>: We need to go over the worker implementation to make sure that the worker functions properly after failures. <text:span text:style-name="T243">Currently this has not been considered. </text:span></text:p>
      <text:p text:style-name="P207"><text:span text:style-name="T19">Improving Job Package Upload:</text:span><text:span text:style-name="T238"> </text:span>Currently the submitting client is uploading the job package to all pods in the cluster in parallel. When the submitting client is outside the cluster, this takes a little longer time. Although we make parallel uploading, it still takes significant amount of time to upload. <text:span text:style-name="T205">We can improve uploading times by first uploading one instance of the job package file to a machine in the cluster such as Kubernetes master, then an uploader transfers it to all pods inside the cluster. When we implement Job Master, it can also perform this task. </text:span></text:p>
      <text:h text:style-name="Heading_20_2" text:outline-level="2"><text:bookmark-start text:name="__RefHeading___Toc4050_252700838"/>Building Docker Images for Twister2<text:bookmark-end text:name="__RefHeading___Toc4050_252700838"/></text:h>
      <text:p text:style-name="P145">We create a base docker image file for Twister2 libraries. It is pushed to the Docker Hub. We create another docker image for Twister2 jar files that are developed by Twister2 team. This method ensures that library files used by Twister2 project are not uploaded to Docker Hub with every update to Twister2 source files. Twister base image only updated when new library files are added or when library files are upgraded. </text:p>
      <text:p text:style-name="P46"><text:soft-page-break/><text:span text:style-name="T204">Two </text:span>Dockerfile<text:span text:style-name="T204">s are</text:span> <text:span text:style-name="T48">written for generating twister2 images. One of them is to generate Twister2 base image and the second one is to generate Twister2 project image. </text:span><text:s/></text:p>
      <text:p text:style-name="P127">Kubernetes pods can pull the twister2 images in each run or only if the image is not locally present. A config<text:span text:style-name="T240">uration</text:span> parameter is introduced to set this. <text:span text:style-name="T47">Configuration parameter name is: <text:tab/>kubernetes.image.pull.policy</text:span></text:p>
      <text:p text:style-name="P128">Users can set it to “IfNotPresent” or “Always”. </text:p>
      <text:h text:style-name="Heading_20_3" text:outline-level="3"><text:bookmark-start text:name="__RefHeading___Toc4052_252700838"/>Limitations and Future Works<text:bookmark-end text:name="__RefHeading___Toc4052_252700838"/></text:h>
      <text:p text:style-name="P129">Docker image generation may be integrated <text:span text:style-name="T241">in</text:span>to bazel build process. Currently, I am doing it independent of bazel builds. </text:p>
      <text:p text:style-name="P130">Currently, I uploaded Twister2 images to my free account at Docker Hub. We need to create a project account on Docker Hub and upload the images to there. </text:p>
      <text:p text:style-name="P131">We need to also give proper version numbers to these Docker images. <text:span text:style-name="T208">We need to set this at least before the first release. </text:span></text:p>
      <text:p text:style-name="P151">We should also consider publish<text:span text:style-name="T241">ing</text:span> the <text:span text:style-name="T242">Twister2 </text:span>docker images to other image hubs <text:span text:style-name="T242">such as Google Container Registry. </text:span></text:p>
      <text:h text:style-name="Heading_20_2" text:outline-level="2"><text:bookmark-start text:name="__RefHeading___Toc4054_252700838"/>Worker Discovery <text:span text:style-name="T44">API</text:span><text:bookmark-end text:name="__RefHeading___Toc4054_252700838"/></text:h>
      <text:p text:style-name="P32"><text:span text:style-name="T209">I developed a J</text:span>ava interface is for general worker discovery functionality. It has the following methods: </text:p>
      <text:p text:style-name="P173">public interface IWorkerController {</text:p>
      <text:p text:style-name="P153">WorkerInfo getWorkerInfo();</text:p>
      <text:p text:style-name="P153">WorkerInfo getWorkerInfoForID(int id);</text:p>
      <text:p text:style-name="P153">int getNumberOfWorkers();</text:p>
      <text:p text:style-name="P153">List&lt;WorkerInfo&gt; getWorkerList();</text:p>
      <text:p text:style-name="P153">List&lt;WorkerInfo&gt; waitForAllWorkersToJoin(long timeLimit);</text:p>
      <text:p text:style-name="P170">}</text:p>
      <text:p text:style-name="P33">This interface is implemented by the class WorkerController in <text:span text:style-name="T210">K</text:span>ubernetes package. <text:span text:style-name="T37">All its methods are implemented. </text:span></text:p>
      <text:h text:style-name="Heading_20_3" text:outline-level="3"><text:bookmark-start text:name="__RefHeading___Toc4056_252700838"/>ID assignment: <text:bookmark-end text:name="__RefHeading___Toc4056_252700838"/></text:h>
      <text:p text:style-name="P34">Each worker in a job is assigned a <text:span text:style-name="T211">unique</text:span> integer ID.</text:p>
      <text:p text:style-name="P34">IDs start from 0 and increase <text:span text:style-name="T38">s</text:span>equentially without any gaps <text:span text:style-name="T212">in between</text:span>. </text:p>
      <text:p text:style-name="P38">Each pod has a unique name with a unique integer extension. <text:span text:style-name="T40">When there are n pods in a job (statefulset), each pod name is composed of &lt;jobname&gt;-&lt;index&gt;. Index starts from zero and increases sequentially. </text:span></text:p>
      <text:p text:style-name="P39">Each container is also assigned a name that is similar to pod names. <text:span text:style-name="T41">Container names are in the form of &lt;twister2-container&gt;-&lt;index&gt;. Again the index starts from zero and increases sequentially in each pod. </text:span></text:p>
      <text:p text:style-name="P40"><text:soft-page-break/>We construct <text:span text:style-name="T42">unique worker IDs by using pod name and container name indexes. The worker ID formula is: (podIndex x ContainersPerPod) + containerIndex.</text:span></text:p>
      <text:p text:style-name="P35">Each worker has a unique <text:span text:style-name="T212">&lt;</text:span>IP<text:span text:style-name="T212">&gt;</text:span>:<text:span text:style-name="T212">&lt;</text:span>Port<text:span text:style-name="T212">&gt;</text:span> combination. <text:span text:style-name="T39">Currently each worker has one TCP port. More ports can be added later on as needed. </text:span></text:p>
      <text:p text:style-name="P36">IP address of each pod is sent to the container<text:span text:style-name="T213">s</text:span> as an environment variable using downward <text:span text:style-name="T213">API</text:span> call, when submitting the job. </text:p>
      <text:h text:style-name="Heading_20_3" text:outline-level="3"><text:bookmark-start text:name="__RefHeading___Toc4058_252700838"/>Getting IP addresses of all workers: <text:bookmark-end text:name="__RefHeading___Toc4058_252700838"/></text:h>
      <text:p text:style-name="P47">Each pod has a unique IP address. When there are multiple workers (containers) in a pod, they share the same IP address. Therefore, they need to have separate port numbers. </text:p>
      <text:p text:style-name="P37">Each worker gets the IP addresses of other pods by getting the list of pods in a job from Kubernetes master. <text:span text:style-name="T43">Pod status object has the IP address of that pod. </text:span></text:p>
      <text:h text:style-name="Heading_20_3" text:outline-level="3"><text:bookmark-start text:name="__RefHeading___Toc4060_252700838"/>Assigning Port Numbers to Workers<text:bookmark-end text:name="__RefHeading___Toc4060_252700838"/></text:h>
      <text:p text:style-name="P43">Since each pod is created solely for us, we can use whichever port we want <text:span text:style-name="T214">from that pod port space</text:span>. The only limitation is that when there are multiple workers in a pod, they can not use the same port numbers. They need to use separate port numbers. </text:p>
      <text:p text:style-name="P44">We specify a base port number to be used by workers. It is defined in <text:span text:style-name="T214">the </text:span>config<text:span text:style-name="T214">uration</text:span> files as <text:span text:style-name="T45">kubernetes.worker.base.port. </text:span></text:p>
      <text:p text:style-name="P45">First worker in a pod uses this port number. Second worker in that po<text:span text:style-name="T46">d</text:span> uses <text:span text:style-name="T46">the port </text:span>(basePort +1). Third worker in that pod will use the port (basePort +2). Likewise, we assign sequentially increasing port numbers to workers running on a pod. </text:p>
      <text:h text:style-name="Heading_20_3" text:outline-level="3"><text:bookmark-start text:name="__RefHeading___Toc4062_252700838"/>Multiple Workers per Pod<text:bookmark-end text:name="__RefHeading___Toc4062_252700838"/></text:h>
      <text:p text:style-name="P132">Multiple workers can be started in a pod. This is controlled by a config parameter: <text:span text:style-name="T215">kubernetes.workers.per.pod.</text:span></text:p>
      <text:p text:style-name="P133">We require that each pod will have the same number of workers. <text:span text:style-name="T49">If the total number of workers is not divisible by the kubernetes.workers.per.pod value, we refuse to submit that job. </text:span></text:p>
      <text:h text:style-name="Heading_20_3" text:outline-level="3"><text:bookmark-start text:name="__RefHeading___Toc4064_252700838"/>Watching Workers to Start<text:bookmark-end text:name="__RefHeading___Toc4064_252700838"/></text:h>
      <text:p text:style-name="P41"><text:span text:style-name="T216">Each worker </text:span>watch<text:span text:style-name="T216">es</text:span> pod running events and when a pod reaches to “Running” phase, we assume that all workers in that pod started running. </text:p>
      <text:p text:style-name="P41">This is not exactly accurate. It is a close assumption. A more accurate solution can be developed when state manager component is developed. In that each worker can register its statuses. Therefore, we can get a more clear picture of each worker status. </text:p>
      <text:h text:style-name="Heading_20_3" text:outline-level="3"><text:bookmark-start text:name="__RefHeading___Toc4066_252700838"/>Limitations and Future Works<text:bookmark-end text:name="__RefHeading___Toc4066_252700838"/></text:h>
      <text:p text:style-name="P134"><text:span text:style-name="T17">Watching Workers to Start:</text:span><text:span text:style-name="T217"> Each worker watches pod running events and when a pod reaches to “Running” phase, we assume that all workers in that pod started running. </text:span></text:p>
      <text:p text:style-name="P42"><text:soft-page-break/>This is not exactly accurate. It is a close assumption. A more accurate solution can be developed when state manager component is developed. In that each worker can register its statuses. Therefore, we can get a more clear picture of each worker status. </text:p>
      <text:p text:style-name="P135"><text:span text:style-name="T6">Multiple Port Numbers for Workers:</text:span> Currently each worker is assigned only one port. It can be a TCP or UDP port. <text:span text:style-name="T218">More ports can be assigned to workers. </text:span></text:p>
      <text:h text:style-name="Heading_20_2" text:outline-level="2"><text:bookmark-start text:name="__RefHeading___Toc4068_252700838"/>Persistent Storage <text:span text:style-name="T234">API</text:span><text:bookmark-end text:name="__RefHeading___Toc4068_252700838"/></text:h>
      <text:p text:style-name="P48">Persistent Storage support is added to Twister2. It is added for N<text:span text:style-name="T50">etwork </text:span>F<text:span text:style-name="T50">ile </text:span>S<text:span text:style-name="T50">ystem (NFS)</text:span>. <text:span text:style-name="T50">Other file systems can be added with some additions to the code. </text:span>NFS is installed on 4 echo machines. The server is installed on the machine <text:span text:style-name="T219">x.x.x</text:span>.81. NFS Client<text:span text:style-name="T51">s</text:span> <text:span text:style-name="T51">are</text:span> installed on <text:span text:style-name="T219">the </text:span>other 3 machines. Server machine shares it<text:span text:style-name="T219">s</text:span> <text:span text:style-name="T6">/nfs/shared</text:span> directory with the client machines. </text:p>
      <text:p text:style-name="P61">Twister2 pods are started at client machines. Each pod attaches itself to the shared NFS directory. Each pod has a persistent volume called: /persistent. Under this directory, a new directory is created for each job. The job directory consists of &lt;jobname&gt;-&lt;timestamp&gt;. Under the job directory, a separate directory is created for each worker if requested. Worker directory name<text:span text:style-name="T219">s are</text:span> in the form of: &lt;worker&gt;-&lt;workerID&gt;. </text:p>
      <text:h text:style-name="Heading_20_3" text:outline-level="3"><text:bookmark-start text:name="__RefHeading___Toc4070_252700838"/><text:span text:style-name="T53">Configuration </text:span>Settings<text:bookmark-end text:name="__RefHeading___Toc4070_252700838"/></text:h>
      <text:p text:style-name="P49">NFS server address and the shared path on the server must be specified in configuration files. The config parameters are: <text:span text:style-name="T52">nfs.server.address, nfs.server.path. </text:span></text:p>
      <text:p text:style-name="P50">In addition, there is a configuration parameter that tells to twister2 whether to create a persistent volume. <text:span text:style-name="T54">It has to have the value of “true” to get a persistent volume. This configuration parameter is: persistent.volume.requested. </text:span></text:p>
      <text:p text:style-name="P51"><text:span text:style-name="T18">Persistent Volume Sizes:</text:span><text:span text:style-name="T221"> </text:span>There are two configuration parameters to determine the size of persistent volumes. One parameter determines the size of the persistent volume on each worker. It is called: persistent.volume.per.worker. </text:p>
      <text:p text:style-name="P52">The other size parameter determines the total persistent volume requested for all workers. This <text:span text:style-name="T56">needs </text:span>to be equal or greater <text:span text:style-name="T220">than </text:span>the total volume<text:span text:style-name="T55">s</text:span> <text:span text:style-name="T55">requested for workers. It is called: persistent.volume.total. </text:span></text:p>
      <text:p text:style-name="P53"><text:span text:style-name="T14">Access</text:span><text:span text:style-name="T6"> </text:span><text:span text:style-name="T14">Modes:</text:span><text:span text:style-name="T57"> Pods can have read/write access to the persistent volume. By default pods have ReadWriteMany access. It can be changed from the configuration files by using the configuration parameter: kubernetes.storage.access.mode. The options are ReadWriteMany, ReadWriteOnce and ReadOnlyMany. In the case of ReadWriteOnce, only one pod can write. In the case of ReadOnlyMany, all pods can only read. </text:span></text:p>
      <text:p text:style-name="P62"><text:span text:style-name="T6">Reclaim Policy</text:span>: Reclaim policy determines the behavior of the volume after the job is <text:span text:style-name="T222">finished</text:span>. If its value is “Retain”, the persistent volume will be retained in the drive. If its value is “Delete”, the persistent volume will be deleted after the job is done. The configuration parameter is: kubernetes.storage.reclaim.policy. </text:p>
      <text:h text:style-name="Heading_20_3" text:outline-level="3"><text:bookmark-start text:name="__RefHeading___Toc4072_252700838"/><text:soft-page-break/>Design Issues<text:bookmark-end text:name="__RefHeading___Toc4072_252700838"/></text:h>
      <text:p text:style-name="P54">Kubernetes has two constructs related to persistent volumes: PersistentVolume and <text:s/>PersistentVolumeClaim. <text:s/>PersistentVolume <text:span text:style-name="T59">talks to NFS server and determines the total requested volume. First, a </text:span>PersistentVolume <text:span text:style-name="T60">needs to be created. Then a </text:span>PersistentVolume<text:span text:style-name="T60">Claim is created. Pods use </text:span>PersistentVolume<text:span text:style-name="T61">Claims to attach themselves to the NFS server. </text:span></text:p>
      <text:p text:style-name="P55">For each Twister2 job, we needed to create a new <text:span text:style-name="T58">PersistentVolume</text:span>Claim. Before the StatefulSet object is created, we create a <text:span text:style-name="T58">PersistentVolume</text:span>Claim in Kubernetes master. The pods use this <text:s/><text:span text:style-name="T58">PersistentVolume</text:span>Claim to connect to the NFS server. When we delete the job, we also delete this <text:s/><text:span text:style-name="T58">PersistentVolume</text:span>Claim. The name of this <text:span text:style-name="T58">PersistentVolume</text:span>Claim object is constructed by using job name as a suffix. </text:p>
      <text:p text:style-name="P56">The thing that is not really clear was whether we need to create a separate <text:span text:style-name="T58">PersistentVolume </text:span>object<text:span text:style-name="T223">s</text:span> for each job. <text:span text:style-name="T62">Should we have a long running PersistentVolume object or should we create a PersistentVolume object for each job. At the end, we decided to create a PersistentVolume object for each job. It is created before PersistentVolumeClaim and StatefulSet. The reason is that this is easier for the user. In addition, when a PersistentVolumeClaim is deleted, its PersistentVolume object becomes released. Then it refuses to connect the new PersistentVolumeClaim objects. Therefore, we decided to create a PersistentVolume for each job. Its name uses job name as a suffix also. </text:span></text:p>
      <text:h text:style-name="Heading_20_3" text:outline-level="3"><text:bookmark-start text:name="__RefHeading___Toc4074_252700838"/>PersistentVolume Interface: <text:span text:style-name="T63">I</text:span>PersistentVolume<text:bookmark-end text:name="__RefHeading___Toc4074_252700838"/></text:h>
      <text:p text:style-name="P57"><text:span text:style-name="T64">An interface is added to Twister2 package for letting workers access persistent volumes. The interface name is: </text:span><text:span text:style-name="T66">edu.iu.dsc.tws.rsched.spi.container.</text:span><text:span text:style-name="T65">IPersistentVolume</text:span></text:p>
      <text:p text:style-name="P58">The interface has methods for two directories: job directory and worker directory. <text:span text:style-name="T72">Job directory is shared among all workers in a job. Worker directory is created for each worker. In addition, it returns the persistent log file name for this worker. </text:span></text:p>
      <text:p text:style-name="P59">The methods are: </text:p>
      <text:p text:style-name="P154">String getJobDirPath();</text:p>
      <text:p text:style-name="P154">String getWorkerDirPath();</text:p>
      <text:p text:style-name="P154"><text:span text:style-name="T75">boolean</text:span><text:span text:style-name="T73"> </text:span>jobDirExists();</text:p>
      <text:p text:style-name="P154"><text:span text:style-name="T75">boolean</text:span><text:span text:style-name="T73"> </text:span>workerDirExists();</text:p>
      <text:p text:style-name="P154">File getJobDir();</text:p>
      <text:p text:style-name="P154">File getWorkerDir();</text:p>
      <text:p text:style-name="P156">String getLogFileName();</text:p>
      <text:p text:style-name="P154"/>
      <text:p text:style-name="P60"><text:span text:style-name="T74">IPersistentVolume interface is implemented in the class: </text:span><text:span text:style-name="T65">edu.iu.dsc.tws.rsched.schedulers.k8s.worker.K8sPersistentVolume</text:span></text:p>
      <text:p text:style-name="P136">An instrance of this class is passed to the worker process. Therefore, it will be able to use the persistent storage provided by Twister2. </text:p>
      <text:h text:style-name="Heading_20_3" text:outline-level="3"><text:bookmark-start text:name="__RefHeading___Toc4076_252700838"/>Limitations and Future Works<text:bookmark-end text:name="__RefHeading___Toc4076_252700838"/></text:h>
      <text:p text:style-name="P137">Persistent storage is only implemented for NFS. Kubernetes supports many other network <text:span text:style-name="T225">storage </text:span>systems. Persistent storage support for other storage systems need to be added. Particularly, the support for Amazon <text:span text:style-name="T224">AWS, Google GCE, Azure Disk Storage, etc. can be added. To test these </text:span><text:soft-page-break/><text:span text:style-name="T224">systems, we need to create accounts on those systems and install Kubernetes. Then, we can test Twister2 persistent storage support on those systems. </text:span></text:p>
      <text:h text:style-name="Heading_20_2" text:outline-level="2"><text:bookmark-start text:name="__RefHeading___Toc4078_252700838"/><text:span text:style-name="T77">Persistent </text:span>Logging <text:span text:style-name="T235">API</text:span><text:bookmark-end text:name="__RefHeading___Toc4078_252700838"/></text:h>
      <text:p text:style-name="P63">Kubernetes saves applications logs in files under /var/log directory in <text:span text:style-name="T78">agent</text:span> machines. <text:span text:style-name="T78">Since there are many agent machines in a cluster, these files are distributed in the cluster. In addition, these log files are deleted when pods are deleted. Therefore, we implemented a persistent logging mechanism for Twister2 jobs. </text:span></text:p>
      <text:p text:style-name="P64">We save <text:span text:style-name="T79">all</text:span> log files in a job <text:span text:style-name="T80">to a persistent volume. The logs of each worker is saved in a different file. All log files in a job is saved under the same directory. </text:span></text:p>
      <text:h text:style-name="Heading_20_3" text:outline-level="3"><text:bookmark-start text:name="__RefHeading___Toc4080_252700838"/>Design Issues<text:bookmark-end text:name="__RefHeading___Toc4080_252700838"/></text:h>
      <text:p text:style-name="P71">We implemented two <text:span text:style-name="T89">types of </text:span>logging mechanisms. <text:span text:style-name="T88">One of them uses Java logger redirection to a persistent file. The other gets log messages from Kubernetes master.</text:span></text:p>
      <text:p text:style-name="P72">In the first solution, we <text:span text:style-name="T90">add a FileHandler to the root logger of Java. The file is located in the persistent volume. So, Java logger directs the log messages to both the console and to this persistent log file. The only disadvantage of this solution is that it may miss some log messages prior to the initialization of FileHandler.</text:span></text:p>
      <text:p text:style-name="P73">Kubernetes <text:span text:style-name="T91">master lets applications to get logs from a container as a stream of messages. An application can register as a listener to the stream of a container log and receives all log messages from that container. We start a log stream listener thread on each worker. Each worker gets its log messages from Kubernetes master and saves them to a persistent file. </text:span></text:p>
      <text:p text:style-name="P74">This second approach puts more load on Kubernetes master. Log messages are directed through the master to workers. It may not be preferable in environments this <text:span text:style-name="T226">may </text:span>become a performance issue. <text:span text:style-name="T92">However, this method delivers all log messages to the persistent file including the messages that are printed before system persistent logger is initialized. </text:span></text:p>
      <text:p text:style-name="P65">One method would have been to run a <text:span text:style-name="T82">single </text:span>logger <text:span text:style-name="T82">application as a separate </text:span>container for the whole job. This logger could get the log messages of all workers from Kubernetes master and save them to the files. <text:span text:style-name="T83">This would require a separate container to run in addition to workers in each job. </text:span></text:p>
      <text:h text:style-name="Heading_20_3" text:outline-level="3"><text:bookmark-start text:name="__RefHeading___Toc4082_252700838"/>Implementation Issues<text:bookmark-end text:name="__RefHeading___Toc4082_252700838"/></text:h>
      <text:p text:style-name="P66"><text:span text:style-name="T81">In Kubernetes Java client library, there are two methods to get log messages from Kubernetes master to workers. One method is to use a </text:span><text:span text:style-name="T65">ProgressListener</text:span><text:span text:style-name="T84"> interface and the other method is to use an </text:span><text:span text:style-name="T65">ApiCallback</text:span><text:span text:style-name="T69"> </text:span><text:span text:style-name="T84">interface. Both methods let the workers to get its log messages. </text:span></text:p>
      <text:p text:style-name="P67">I implemented <text:span text:style-name="T85">the kubernetes by using <text:s/></text:span><text:span text:style-name="T67">ProgressListener</text:span><text:span text:style-name="T84"> interface. Because, getting log messages from <text:s/></text:span><text:span text:style-name="T68">ApiCallback</text:span><text:span text:style-name="T70"> </text:span><text:span text:style-name="T84">interface requires to get an interceptor object from network interface. That seemed to be a little weird to me. </text:span></text:p>
      <text:h text:style-name="Heading_20_3" text:outline-level="3"><text:bookmark-start text:name="__RefHeading___Toc4084_252700838"/>Configuration Parameters<text:bookmark-end text:name="__RefHeading___Toc4084_252700838"/></text:h>
      <text:p text:style-name="P77">Two configuration parameters are added for persistent logging. </text:p>
      <text:p text:style-name="P75"><text:soft-page-break/>First one shows whether the user wants Twister2 to save log messages to <text:span text:style-name="T94">the </text:span>persistent storage. <text:span text:style-name="T94">When its value is “true”, persistent logging is enabled. Otherwise, persistent value is disabled. Configuration parameter name </text:span>is called: <text:span text:style-name="T94">persistent.logging.requested</text:span></text:p>
      <text:p text:style-name="P76">The second configuration parameter shows the type of persistent logging requested. It can take two values: <text:span text:style-name="T95">"system" or "kubernetes". If its value is "system", logging is performed by using Java logger redirection. If its value is "kubernetes", log messages are received from kubernetes master. The configuration parameter name is: persistent.logging.type </text:span></text:p>
      <text:h text:style-name="Heading_20_3" text:outline-level="3"><text:bookmark-start text:name="__RefHeading___Toc4086_252700838"/><text:span text:style-name="T86">Logger Interface: </text:span><text:span text:style-name="T71">IWorkerLogger</text:span><text:bookmark-end text:name="__RefHeading___Toc4086_252700838"/></text:h>
      <text:p text:style-name="P68"><text:span text:style-name="T64">An interface is added to Twister2 package for letting workers to access the logger when kubernetes logging type is used. The interface name is: </text:span><text:span text:style-name="T66">edu.iu.dsc.tws.rsched.spi.container.IworkerLogger</text:span></text:p>
      <text:p text:style-name="P69">Each worker will be able to start and stop the logger through this interface. <text:span text:style-name="T87">In addition, it can access the name of the log file. It can also determine the logging start times. </text:span></text:p>
      <text:p text:style-name="P70">The methods are:</text:p>
      <text:p text:style-name="P155"><text:span text:style-name="T75">void</text:span><text:span text:style-name="T5"> </text:span>startLoggingSinceBeginning();</text:p>
      <text:p text:style-name="P155"><text:span text:style-name="T76">void</text:span><text:span text:style-name="T5"> </text:span>startLoggingSinceNow();</text:p>
      <text:p text:style-name="P155"><text:span text:style-name="T76">boolean</text:span><text:span text:style-name="T5"> </text:span>startLoggingSince(<text:span text:style-name="T76">int</text:span><text:span text:style-name="T5"> </text:span>sinceSecondsValue);</text:p>
      <text:p text:style-name="P155"><text:span text:style-name="T76">boolean</text:span><text:span text:style-name="T5"> </text:span>isFirstLogMessageReceived();</text:p>
      <text:p text:style-name="P155">String getLogFileName();</text:p>
      <text:p text:style-name="P155"><text:span text:style-name="T76">void</text:span><text:span text:style-name="T5"> </text:span>stopLogger();</text:p>
      <text:p text:style-name="P70"/>
      <text:h text:style-name="Heading_20_2" text:outline-level="2"><text:bookmark-start text:name="__RefHeading___Toc4088_252700838"/>Services <text:span text:style-name="T33">for Twister2 Jobs</text:span><text:bookmark-end text:name="__RefHeading___Toc4088_252700838"/></text:h>
      <text:p text:style-name="P86">We start a headless service for a regular Twister2 job. Those jobs does not expose any ports to external entities. However, each worker has its own port and it can communicate with other workers in the same job through that port. </text:p>
      <text:p text:style-name="P80">When a Twister2 job wants to expose some of its ports to external access, we use <text:span text:style-name="T96">NodePort feature of Kubernetes system. Each worker exposes one port to outside access. Outside entities send requests to the address: &lt;nodeIP&gt;:&lt;NodePort&gt;. Therefore, at least some of Kubernetes nodes must have public IP addresses. <text:s/>In addition, the port on NodePort must be accessible from outside. </text:span></text:p>
      <text:p text:style-name="P87">When there are multiple nodes in a cluster, if all those nodes have public IP addresses, NodePort service can be reached by using <text:span text:style-name="T227">any </text:span>one of those node IP addresses. It does not matter which node IP address the requests are sent to. All requests to all node IP addresses on NodePort are directed to one of the workers. </text:p>
      <text:p text:style-name="P88">When <text:s/>there are multiple workers in a Twister2 job, the incoming requests are directed to workers by Kubernetes. Each request is directed to one worker. Outside entities does not know which worker they will connect to when they send the requests. Kubernetes manages request to worker mapping. <text:s/></text:p>
      <text:h text:style-name="Heading_20_3" text:outline-level="3"><text:bookmark-start text:name="__RefHeading___Toc4090_252700838"/>Configuration Parameters<text:bookmark-end text:name="__RefHeading___Toc4090_252700838"/></text:h>
      <text:p text:style-name="P78">Two configuration parameters are added for <text:span text:style-name="T97">NodePort</text:span> <text:span text:style-name="T97">service</text:span>. </text:p>
      <text:p text:style-name="P81"><text:soft-page-break/>One parameter shows whether a NodePort<text:span text:style-name="T93"> </text:span>service is requested <text:span text:style-name="T98">for</text:span> the submitted job. <text:span text:style-name="T99">Its value is false by default. When requesting a NodePort service, its value has to be “true”.</text:span></text:p>
      <text:p text:style-name="P82">kubernetes.node.port.service.requested: "true"</text:p>
      <text:p text:style-name="P83">The other parameter determines the port value for NodePort. <text:span text:style-name="T100">If the user does not set this parameter, then NodePort value is dynamically assigned. The user can learn the dynamically assigned NodePort value by querying Kubernetes master with the command “kubectl get services -o wide”. </text:span></text:p>
      <text:p text:style-name="P84">kubernetes.service.node.port: "30003"</text:p>
      <text:h text:style-name="Heading_20_3" text:outline-level="3"><text:bookmark-start text:name="__RefHeading___Toc4092_252700838"/>Limitations<text:bookmark-end text:name="__RefHeading___Toc4092_252700838"/></text:h>
      <text:p text:style-name="P79"><text:span text:style-name="T101">NodePort supports only a single port on each pod. Therefore, when using NodePort service, number of workers per pod has to be 1. We can not run more than one worker on a pod. Because, Kubernetes does not direct requests to more than one port on a pod. </text:span><text:s/></text:p>
      <text:p text:style-name="P89">I tried assigning names to container ports and set the name as targetPort in NodePort service object, but that does not work. It seems that currently Kubernetes does not direct requests to more than one port on a pod. <text:s/></text:p>
      <text:h text:style-name="Heading_20_3" text:outline-level="3"><text:bookmark-start text:name="__RefHeading___Toc4094_252700838"/>Other Alternatives: <text:span text:style-name="T228">Future Works</text:span><text:bookmark-end text:name="__RefHeading___Toc4094_252700838"/></text:h>
      <text:p text:style-name="P85">Another alternative for exposing services with Kubernetes is to use LoadBalancers. We have not implemented LoadBalancer support yet. Since LoadBalancers are not installed on our cluster. </text:p>
      <text:p text:style-name="P90">In this method, a load balancer gets the requests from external entities and directs them to workers in the cluster. <text:span text:style-name="T229">Load balancers are particularly used in cloud environments such as AWS or GCE. When we create a test environment on those systems, we can also implement the support for load balancers. </text:span></text:p>
      <text:p text:style-name="P91">A third approach is to use Ingress <text:span text:style-name="T102">Controller</text:span>. <text:span text:style-name="T102">It is a type of load balancer. Ingress Controller needs to be installed on the cluster separately. </text:span></text:p>
      <text:h text:style-name="Heading_20_2" text:outline-level="2"><text:bookmark-start text:name="__RefHeading___Toc4096_252700838"/>Worker Binding <text:span text:style-name="T179">and </text:span>Mapping <text:bookmark-end text:name="__RefHeading___Toc4096_252700838"/></text:h>
      <text:p text:style-name="P94">Worker binding is the process of binding workers to CPU cores . Bounded workers are prevented to be moved from one core to the other during <text:span text:style-name="T181">their </text:span>lifetime<text:span text:style-name="T181">s</text:span>. They finish the execution in the core <text:span text:style-name="T230">that</text:span> they are started. </text:p>
      <text:p text:style-name="P95">Worker mapping is the process of assigning workers to <text:span text:style-name="T231">nodes</text:span> around the cluster. <text:span text:style-name="T182">Some jobs may need to run in some specific machines. Some machines may have special hardware such as GPUs or fast SSD disks. Or some nodes may have special software. Therefore, some jobs may need to run on some specific machines. On the contrary, some jobs may want to not run on some machines. They may run in any machine but some of them. Worker mapping handles the distribution of workers to nodes in the cluster.</text:span></text:p>
      <text:h text:style-name="Heading_20_3" text:outline-level="3"><text:bookmark-start text:name="__RefHeading___Toc4098_252700838"/><text:soft-page-break/>Worker Binding<text:bookmark-end text:name="__RefHeading___Toc4098_252700838"/></text:h>
      <text:p text:style-name="P92">Kubernetes allows binding of pods to CPU cores. It is called static binding. <text:span text:style-name="T180">When a pod is started with static binding, that pod has exclusive ownership</text:span> <text:span text:style-name="T180">of the assigned core(s). Therefore, this pod is not moved to any other core during its lifetime. </text:span></text:p>
      <text:p text:style-name="P93"><text:span text:style-name="T180">When cpus are requested for workers with static binding, cpus per worker has to be an integer. When a pod is statically bounded to a core, it can not have fractional ownership of that core. It has to have the total access to the core. However, one worker (container) can have more than one cores, but not fractional cores. <text:s/>Kubernetes use Linux </text:span><text:span text:style-name="T106">CPUSETS </text:span><text:span text:style-name="T105">to implement exclusive binding of pods to cores: </text:span><text:a xlink:type="simple" xlink:href="https://www.kernel.org/doc/Documentation/cgroup-v1/cpusets.txt" text:style-name="Internet_20_link" text:visited-style-name="Visited_20_Internet_20_Link">https://www.kernel.org/doc/Documentation/cgroup-v1/cpusets.txt</text:a></text:p>
      <text:p text:style-name="P98">Configuration Parameters</text:p>
      <text:p text:style-name="P96">A boolean configuration parameter is added to the config<text:span text:style-name="T232">uration</text:span> files. If its value is set to “true”, static binding is performed. Otherwise, workers are not bounded to cores. <text:span text:style-name="T183">They may be moved during their lifetimes to other cores. The configuration parameter is: </text:span></text:p>
      <text:p text:style-name="P103"><text:tab/>kubernetes.bind.worker.to.cpu: "true"</text:p>
      <text:p text:style-name="P99">Binding All Workers</text:p>
      <text:p text:style-name="P104">When worker binding is requested, all workers in that job is bound to their cores. There is no binding for some workers in a job and not binding others. Either all workers are bounded or none of them are bounded. </text:p>
      <text:p text:style-name="P100">Binding Inefficiency</text:p>
      <text:p text:style-name="P105">Worker binding should be used with caution. Since only the assigned worker can use the cores, those cores may go idle sometimes and no other pods in the system can use them during their lifetime. <text:span text:style-name="T184">Unnecessary use of worker binding may result in less than optimal utilization of computing resources. </text:span></text:p>
      <text:h text:style-name="P212" text:outline-level="3"><text:bookmark-start text:name="__RefHeading___Toc4100_252700838"/><text:span text:style-name="T173">Worker </text:span><text:span text:style-name="T174">to Nodes </text:span><text:span text:style-name="T175">Mapping</text:span><text:bookmark-end text:name="__RefHeading___Toc4100_252700838"/></text:h>
      <text:p text:style-name="P106"><text:span text:style-name="T104">Kubernetes provides some mechanism</text:span><text:span text:style-name="T114">s</text:span><text:span text:style-name="T104"> to map pods to nodes in </text:span><text:span text:style-name="T113">a</text:span><text:span text:style-name="T104"> cluster. </text:span><text:span text:style-name="T108">When submitting a job, users can request </text:span><text:span text:style-name="T109">that </text:span><text:span text:style-name="T111">worker </text:span><text:span text:style-name="T109">pods </text:span><text:span text:style-name="T115">to </text:span><text:span text:style-name="T110">be started in nodes with some labels. </text:span><text:span text:style-name="T115">Or they can request that pods not to be started in some nodes with some labels. In any case, p</text:span><text:span text:style-name="T111">od assignment to nodes are </text:span><text:span text:style-name="T112">handled by using labels. </text:span></text:p>
      <text:p text:style-name="P107"><text:span text:style-name="T112">I</text:span><text:span text:style-name="T104">n the first step, node labels are created </text:span><text:span text:style-name="T115">for cluster machines</text:span><text:span text:style-name="T104">. </text:span><text:span text:style-name="T115">In the second step, users </text:span><text:span text:style-name="T116">request their worker pods to be started based on those labels. </text:span><text:span text:style-name="T117">Node </text:span><text:span text:style-name="T158">labeling</text:span><text:span text:style-name="T117"> is performed by using kubectl command line tool. We assume that node </text:span><text:span text:style-name="T158">labeling</text:span><text:span text:style-name="T117"> is </text:span><text:span text:style-name="T118">performed</text:span><text:span text:style-name="T117"> prior to creating Twister2 jobs. </text:span><text:span text:style-name="T118">The format of the label creation command is as follows:</text:span></text:p>
      <text:p text:style-name="P146">&gt;kubectl label nodes &lt;node-name&gt; &lt;label-key&gt;=&lt;label-value&gt;</text:p>
      <text:p text:style-name="P108"><text:span text:style-name="T104">There are also some predefined labels in Kubernetes for each node. Some of these labels are as follows: kubernetes.io/hostname, </text:span><text:span text:style-name="T119">beta.kubernetes.io/os, beta.kubernetes.io/arch. Users can submit jobs based on these labels also. </text:span></text:p>
      <text:p text:style-name="P109"><text:soft-page-break/><text:span text:style-name="T119">T</text:span><text:span text:style-name="T104">he primary reason for requesting workers to be located in some nodes is that not all machine nodes in a cluster are the same. Some nodes might have different hardware such as faster disk, faster CPU, or extra hardware such as GPUs, </text:span><text:span text:style-name="T122">they might have extra</text:span><text:span text:style-name="T104"> installed software such as databases. </text:span><text:span text:style-name="T120">These machines are </text:span><text:span text:style-name="T121">first </text:span><text:span text:style-name="T122">labeled</text:span><text:span text:style-name="T121"> for these features and then users submit the jobs for their workers to be scheduled on </text:span><text:span text:style-name="T122">the </text:span><text:span text:style-name="T121">requested nodes. </text:span></text:p>
      <text:h text:style-name="P212" text:outline-level="3"><text:bookmark-start text:name="__RefHeading___Toc4102_252700838"/><text:span text:style-name="T172">W</text:span><text:span text:style-name="T103">orker Mapping Implementation</text:span><text:bookmark-end text:name="__RefHeading___Toc4102_252700838"/></text:h>
      <text:p text:style-name="P147">When requesting pod placement to nodes, users provide three types of data:</text:p>
      <text:list xml:id="list6368664782992082794" text:style-name="L11">
        <text:list-item>
          <text:p text:style-name="P208">label-key</text:p>
        </text:list-item>
        <text:list-item>
          <text:p text:style-name="P209">operator</text:p>
        </text:list-item>
        <text:list-item>
          <text:p text:style-name="P209">label-values</text:p>
        </text:list-item>
      </text:list>
      <text:p text:style-name="P110"><text:span text:style-name="T123">T</text:span><text:span text:style-name="T104">here are currently six operators: In, NotIn, Exists, DoesNotExist, Gt, Lt. </text:span></text:p>
      <text:p text:style-name="P111"><text:span text:style-name="T104">Two of the operators checks for equality: <text:s/></text:span><text:span text:style-name="T124">In </text:span><text:span text:style-name="T104">and</text:span><text:span text:style-name="T124"> NotIn.</text:span></text:p>
      <text:p text:style-name="P111"><text:span text:style-name="T104">Two of the operators checks for the existence of the given labels in nodes (They don’t check the values </text:span><text:span text:style-name="T158">of the keys</text:span><text:span text:style-name="T104">): <text:s/></text:span><text:span text:style-name="T124">Exists, DoesNotExist. </text:span></text:p>
      <text:p text:style-name="P111"><text:span text:style-name="T104">Two of the operators checks for numerical comparison: <text:s/>Gt (greater than)</text:span><text:span text:style-name="T124"> </text:span><text:span text:style-name="T104">and</text:span><text:span text:style-name="T124"> </text:span><text:span text:style-name="T104">Lt (less than)</text:span><text:span text:style-name="T124">.</text:span></text:p>
      <text:h text:style-name="Heading_20_3" text:outline-level="3"><text:span text:style-name="T185">C</text:span>onfiguration Parameters </text:h>
      <text:p text:style-name="P113"><text:span text:style-name="T104">In our Twister2 implementation, we allow users to specify these three parameters in configuration files. </text:span><text:span text:style-name="T127">We have 4 configuration parameter. First one shows whether the user wants worker to nodes mapping. The other three determines the mapping parameters as </text:span><text:span text:style-name="T104">follows:</text:span></text:p>
      <text:p text:style-name="P163">kubernetes.worker.to.node.mapping: true or false</text:p>
      <text:p text:style-name="P162"><text:span text:style-name="T104">kubernetes.worker.mapping.key: “</text:span><text:span text:style-name="T136">key”</text:span></text:p>
      <text:p text:style-name="P160"><text:span text:style-name="T104">kubernetes.worker.mapping.operator: “</text:span><text:span text:style-name="T136">op”</text:span></text:p>
      <text:p text:style-name="P160"><text:span text:style-name="T104">kubernetes.worker.mapping.values: </text:span><text:span text:style-name="T136">[‘list’ ‘of’ ‘values’]</text:span></text:p>
      <text:p text:style-name="P176"/>
      <text:p text:style-name="P101"><text:span text:style-name="T166">E</text:span><text:span text:style-name="T103">xample </text:span><text:span text:style-name="T167">1</text:span><text:span text:style-name="T103">: </text:span></text:p>
      <text:p text:style-name="P112"><text:span text:style-name="T104">Let’s assume that we have 10 nodes in </text:span><text:span text:style-name="T126">a</text:span><text:span text:style-name="T104"> cluster. 4 of them have GPUs </text:span><text:span text:style-name="T125">and they are labeled as “extra-hardware=gpu”. </text:span><text:span text:style-name="T126">We want to start our workers in gpu installed nodes. Users specify the </text:span><text:span text:style-name="T128">worker mapping </text:span><text:span text:style-name="T126">parameters as:</text:span></text:p>
      <text:p text:style-name="P164">kubernetes.worker.to.node.mapping: true</text:p>
      <text:p text:style-name="P157"><text:span text:style-name="T104">kubernetes.worker.mapping.key: <text:s/>“</text:span><text:span text:style-name="T125">extra-hardware”</text:span></text:p>
      <text:p text:style-name="P160"><text:span text:style-name="T104">kubernetes.worker.mapping.operator: <text:s/>“</text:span><text:span text:style-name="T130">In”</text:span></text:p>
      <text:p text:style-name="P168"><text:span text:style-name="T104">kubernetes.worker.mapping.values: </text:span><text:span text:style-name="T130">[‘</text:span><text:span text:style-name="T125">gpu’</text:span><text:span text:style-name="T130">]</text:span></text:p>
      <text:p text:style-name="P171"><text:span text:style-name="T126">T</text:span><text:span text:style-name="T104">his makes sure that the workers are started only in one of those 4 gpu installed nodes. </text:span><text:span text:style-name="T131">Since values can have more than one value, it is given as a list of strings. </text:span></text:p>
      <text:p text:style-name="P172">As another example, the user might want to start the workers in non-gpu installed nodes. In that case, config values will be: </text:p>
      <text:p text:style-name="P165">kubernetes.worker.to.node.mapping: true</text:p>
      <text:p text:style-name="P158"><text:soft-page-break/><text:span text:style-name="T104">kubernetes.worker.mapping.key: <text:s/>“</text:span><text:span text:style-name="T125">extra-hardware”</text:span></text:p>
      <text:p text:style-name="P160"><text:span text:style-name="T104">kubernetes.worker.mapping.operator: “</text:span><text:span text:style-name="T129">Not</text:span><text:span text:style-name="T128">In”</text:span></text:p>
      <text:p text:style-name="P168"><text:span text:style-name="T104">kubernetes.worker.mapping.values: </text:span><text:span text:style-name="T130">[‘</text:span><text:span text:style-name="T125">gpu’</text:span><text:span text:style-name="T130">]</text:span></text:p>
      <text:p text:style-name="P102"><text:span text:style-name="T166">E</text:span><text:span text:style-name="T168">xample </text:span><text:span text:style-name="T167">2</text:span><text:span text:style-name="T168">: </text:span></text:p>
      <text:p text:style-name="P114"><text:span text:style-name="T123">W</text:span><text:span text:style-name="T104">e can also use default keys when requesting worker mapping to nodes. Let’s use node name labels. </text:span><text:span text:style-name="T132">Let’s assume that the nodes have names: node01, node02, node03, … , node9. We can request that the workers to be placed in one of three nodes such as node03, node04, node05. In this case, the config settings would be: </text:span></text:p>
      <text:p text:style-name="P166">kubernetes.worker.to.node.mapping: true</text:p>
      <text:p text:style-name="P159"><text:span text:style-name="T104">kubernetes.worker.mapping.key: <text:s/></text:span><text:span text:style-name="T132">"kubernetes.io/hostname"</text:span></text:p>
      <text:p text:style-name="P160"><text:span text:style-name="T132">kubernetes.worker.mapping.operator: “</text:span><text:span text:style-name="T128">In”</text:span></text:p>
      <text:p text:style-name="P168"><text:span text:style-name="T104">kubernetes.worker.mapping.values: </text:span><text:span text:style-name="T130">[‘</text:span><text:span text:style-name="T132">node03</text:span><text:span text:style-name="T125">’, ‘</text:span><text:span text:style-name="T132">node04’, ‘node05’</text:span><text:span text:style-name="T130">]</text:span></text:p>
      <text:p text:style-name="P148">Or we can request that the workers not to be placed in one of those nodes:</text:p>
      <text:p text:style-name="P167">kubernetes.worker.to.node.mapping: true</text:p>
      <text:p text:style-name="P161"><text:span text:style-name="T104">kubernetes.worker.mapping.key: <text:s/></text:span><text:span text:style-name="T132">"kubernetes.io/hostname"</text:span></text:p>
      <text:p text:style-name="P161"><text:span text:style-name="T132">kubernetes.worker.mapping.operator: “</text:span><text:span text:style-name="T133">Not</text:span><text:span text:style-name="T128">In”</text:span></text:p>
      <text:p text:style-name="P169"><text:span text:style-name="T133">kubernetes.worker.mapping.values: </text:span><text:span text:style-name="T130">[‘</text:span><text:span text:style-name="T132">node03</text:span><text:span text:style-name="T125">’, ‘</text:span><text:span text:style-name="T132">node04’, ‘node05’</text:span><text:span text:style-name="T130">]</text:span></text:p>
      <text:h text:style-name="Heading_20_3" text:outline-level="3">Limitations</text:h>
      <text:p text:style-name="P115"><text:span text:style-name="T104">Currently users can set only one set of configuration parameters when submitting a job. The user can not requests worker placements based on more than one key. </text:span><text:span text:style-name="T134">However, Kubernetes </text:span><text:span text:style-name="T135">supports</text:span><text:span text:style-name="T134"> that feature. </text:span></text:p>
      <text:h text:style-name="P212" text:outline-level="3"><text:bookmark-start text:name="__RefHeading___Toc4214_252700838"/><text:span text:style-name="T103">Uniform </text:span><text:span text:style-name="T171">Worker </text:span><text:span text:style-name="T103">Mapping</text:span><text:bookmark-end text:name="__RefHeading___Toc4214_252700838"/></text:h>
      <text:p text:style-name="P116"><text:span text:style-name="T104">In addition to node affinity, Kubernetes also provides pod affinity mechanism. </text:span><text:span text:style-name="T137">With this method, pods can be deployed with respect to the other pods </text:span><text:span text:style-name="T140">running in the cluster</text:span><text:span text:style-name="T137">. </text:span><text:span text:style-name="T138">Instead of directly </text:span><text:span text:style-name="T140">supporting</text:span><text:span text:style-name="T138"> this service, we implemented two specific cases of this service that </text:span><text:span text:style-name="T139">distributes </text:span><text:span text:style-name="T140">pods uniformly. </text:span></text:p>
      <text:p text:style-name="P117"><text:span text:style-name="T170">all-same-node</text:span><text:span text:style-name="T141">: When unifrom worker mapping is requested with “all-same-node” value, all pods in that job are placed into the same node. </text:span><text:span text:style-name="T150">This does not say anything about the node to be deployed. All it </text:span><text:span text:style-name="T159">requires</text:span><text:span text:style-name="T150"> that all pods belonging to this job will be started on the same node. It can be any node in the cluster or any node that is determined by node mapping settings. </text:span></text:p>
      <text:p text:style-name="P118"><text:span text:style-name="T169">a</text:span><text:span text:style-name="T170">ll-separate-nodes</text:span><text:span text:style-name="T141">: When unifrom worker mapping is requested with “all-</text:span><text:span text:style-name="T142">separate</text:span><text:span text:style-name="T141">-node</text:span><text:span text:style-name="T142">s</text:span><text:span text:style-name="T141">” value, all pods in that job are placed into </text:span><text:span text:style-name="T142">separate</text:span><text:span text:style-name="T141"> node</text:span><text:span text:style-name="T142">s</text:span><text:span text:style-name="T141">. </text:span><text:span text:style-name="T144">Only one pod is placed into one node. </text:span><text:span text:style-name="T143">If there are not enough nodes in the cluster, the job can not be started. </text:span><text:span text:style-name="T145">However, this does not guarantee that only one worker will be running on each node, since there might be more than one worker in each pod. </text:span><text:span text:style-name="T146">Pod placement applies to only </text:span><text:span text:style-name="T147">pods but not directly to workers. </text:span><text:span text:style-name="T148">If each pod runs only a single worker then </text:span><text:span text:style-name="T149">worker placement becomes equivalent to pod placement.</text:span></text:p>
      <text:h text:style-name="P212" text:outline-level="3"><text:bookmark-start text:name="__RefHeading___Toc4106_252700838"/><text:soft-page-break/><text:span text:style-name="T176">Using Worker Mapping </text:span><text:span text:style-name="T177">and Binding </text:span><text:span text:style-name="T176">Settings Together</text:span><text:bookmark-end text:name="__RefHeading___Toc4106_252700838"/></text:h>
      <text:p text:style-name="P119"><text:span text:style-name="T123">W</text:span><text:span text:style-name="T104">orker mapping and uniform mapping can be used together. However they should not conflict each other. They should complement each other. </text:span></text:p>
      <text:p text:style-name="P120"><text:span text:style-name="T104">For example, in the above cluster with 10 nodes and 4 of them having GPUs, one can specify both worker mapping and uniform mapping together. Let’s say, we want to run one pod on each GPU node. </text:span><text:span text:style-name="T151">We can specify that workers to be started in GPU installed nodes only and they should be uniformly distributed with all-separate-nodes option. In this case, there can be at most 4 pods running in the job though. </text:span><text:span text:style-name="T152">If we want to start more than 4 pods with the same settings, then the job can not be started. </text:span></text:p>
      <text:p text:style-name="P121"><text:span text:style-name="T152">W</text:span><text:span text:style-name="T104">orker mapping and worker binding can be used together </text:span><text:span text:style-name="T159">also</text:span><text:span text:style-name="T104">. </text:span><text:span text:style-name="T153">They do not conflict each other. </text:span><text:span text:style-name="T154">However, there must be enough </text:span><text:span text:style-name="T155">resources for worker binding. </text:span></text:p>
      <text:h text:style-name="Heading_20_3" text:outline-level="3"><text:bookmark-start text:name="__RefHeading___Toc4216_252700838"/>Future Works<text:bookmark-end text:name="__RefHeading___Toc4216_252700838"/></text:h>
      <text:p text:style-name="P122"><text:span text:style-name="T104">Pod affinity support can be improved. More cases can be added. For example, the pods of a job can be requested to run only with some other pods. </text:span><text:span text:style-name="T156">Let’s assume that there are four pods running in the cluster for a database server, we can start one pod next to each database server. </text:span><text:span text:style-name="T157">Or we can say that our pods should not run in any node that is running this database pods. </text:span></text:p>
      <text:h text:style-name="P185" text:outline-level="2"><text:bookmark-start text:name="__RefHeading___Toc4445_252700838"/><text:span text:style-name="T178">Y</text:span><text:span text:style-name="T103">AML Files</text:span><text:bookmark-end text:name="__RefHeading___Toc4445_252700838"/></text:h>
      <text:p text:style-name="P138"><text:span text:style-name="T104">When submitting jobs </text:span><text:span text:style-name="T162">to Kubernetes</text:span><text:span text:style-name="T104">, users send job requests to Kubernetes master </text:span><text:span text:style-name="T162">in the form of YAML files</text:span><text:span text:style-name="T104">. </text:span><text:span text:style-name="T162">Requests are </text:span><text:span text:style-name="T160">sent through command line kubectl command. </text:span><text:span text:style-name="T161">I have created equivalent YAML files for 5 operations </text:span><text:span text:style-name="T162">that we used in Twister2- Kubernetes integration</text:span><text:span text:style-name="T161">: </text:span></text:p>
      <text:list xml:id="list5368062218867633762" text:style-name="L12">
        <text:list-item>
          <text:p text:style-name="P210"><text:span text:style-name="T162">H</text:span><text:span text:style-name="T161">eadless service description: </text:span><text:span text:style-name="T164">service-headless.yaml</text:span></text:p>
        </text:list-item>
        <text:list-item>
          <text:p text:style-name="P210"><text:span text:style-name="T161">NodePort service description: </text:span><text:span text:style-name="T164">service-nodeport.yaml</text:span></text:p>
        </text:list-item>
        <text:list-item>
          <text:p text:style-name="P211"><text:span text:style-name="T161">Persistent Volume description: </text:span><text:span text:style-name="T163">persistent-volume.yaml</text:span></text:p>
        </text:list-item>
        <text:list-item>
          <text:p text:style-name="P211"><text:span text:style-name="T161">Persistent Volume Claim description: </text:span><text:span text:style-name="T163">persistent-volume-claim.yaml</text:span></text:p>
        </text:list-item>
        <text:list-item>
          <text:p text:style-name="P205"><text:span text:style-name="T161">StatefulSet description: </text:span><text:span text:style-name="T165">statefulset.yaml</text:span></text:p>
        </text:list-item>
      </text:list>
      <text:p text:style-name="P139"><text:span text:style-name="T107">T</text:span><text:span text:style-name="T104">hese files are located under /docs/kubernetes directory. </text:span></text:p>
      <text:p text:style-name="P149">These files are very useful to understand the kinds of requests that are sent to Kuberne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0:09:34.898741575</meta:creation-date>
    <dc:date>2018-04-24T17:10:54.122578846</dc:date>
    <meta:editing-duration>P15DT21H45M22S</meta:editing-duration>
    <meta:editing-cycles>762</meta:editing-cycles>
    <meta:generator>LibreOffice/5.1.6.2$Linux_X86_64 LibreOffice_project/10m0$Build-2</meta:generator>
    <meta:document-statistic meta:table-count="0" meta:image-count="0" meta:object-count="0" meta:page-count="17" meta:paragraph-count="315" meta:word-count="6741" meta:character-count="42178" meta:non-whitespace-character-count="35631"/>
  </office:meta>
</office:document-meta>
</file>